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4.73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431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0.3138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539in"/>
    </style:style>
    <style:style style:name="co19" style:family="table-column">
      <style:table-column-properties fo:break-before="auto" style:column-width="0.899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1.2646in"/>
    </style:style>
    <style:style style:name="co22" style:family="table-column">
      <style:table-column-properties fo:break-before="auto" style:column-width="0.5571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578in"/>
    </style:style>
    <style:style style:name="co26" style:family="table-column">
      <style:table-column-properties fo:break-before="auto" style:column-width="1.1898in"/>
    </style:style>
    <style:style style:name="co27" style:family="table-column">
      <style:table-column-properties fo:break-before="auto" style:column-width="1.8866in"/>
    </style:style>
    <style:style style:name="co28" style:family="table-column">
      <style:table-column-properties fo:break-before="auto" style:column-width="2.122in"/>
    </style:style>
    <style:style style:name="co29" style:family="table-column">
      <style:table-column-properties fo:break-before="auto" style:column-width="0.9646in"/>
    </style:style>
    <style:style style:name="co30" style:family="table-column">
      <style:table-column-properties fo:break-before="auto" style:column-width="0.5783in"/>
    </style:style>
    <style:style style:name="co31" style:family="table-column">
      <style:table-column-properties fo:break-before="auto" style:column-width="2.1335in"/>
    </style:style>
    <style:style style:name="co32" style:family="table-column">
      <style:table-column-properties fo:break-before="auto" style:column-width="0.4929in"/>
    </style:style>
    <style:style style:name="co33" style:family="table-column">
      <style:table-column-properties fo:break-before="auto" style:column-width="1.1791in"/>
    </style:style>
    <style:style style:name="co34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 style:data-style-name="N37"/>
    <style:style style:name="ce42" style:family="table-cell" style:parent-style-name="Default" style:data-style-name="N37">
      <style:table-cell-properties style:rotation-align="none"/>
    </style:style>
    <style:style style:name="ce43" style:family="table-cell" style:parent-style-name="Default" style:data-style-name="N37">
      <style:table-cell-properties fo:background-color="#ff0000" style:rotation-align="none"/>
    </style:style>
    <style:style style:name="ce4" style:family="table-cell" style:parent-style-name="Default" style:data-style-name="N37">
      <style:table-cell-properties fo:background-color="#ff8000" style:rotation-align="none"/>
    </style:style>
    <style:style style:name="ce44" style:family="table-cell" style:parent-style-name="Default">
      <style:table-cell-properties fo:background-color="#ff0000"/>
    </style:style>
    <style:style style:name="ce49" style:family="table-cell" style:parent-style-name="Default" style:data-style-name="N37">
      <style:table-cell-properties fo:background-color="#ff0000"/>
    </style:style>
    <style:style style:name="ce50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52" style:family="table-cell" style:parent-style-name="Default">
      <style:table-cell-properties style:rotation-align="none"/>
    </style:style>
    <style:style style:name="ce53" style:family="table-cell" style:parent-style-name="Default">
      <style:table-cell-properties fo:background-color="#ff0000" style:rotation-align="none"/>
    </style:style>
    <style:style style:name="ce11" style:family="table-cell" style:parent-style-name="Default">
      <style:table-cell-properties fo:background-color="#ff8000" style:rotation-align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 style:rotation-align="none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15" style:family="table-cell" style:parent-style-name="Default">
      <style:table-cell-properties fo:background-color="#ff8000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/>
    <style:style style:name="ce61" style:family="table-cell" style:parent-style-name="Default" style:data-style-name="N2">
      <style:table-cell-properties fo:background-color="#ff0000"/>
    </style:style>
    <style:style style:name="ce22" style:family="table-cell" style:parent-style-name="Default" style:data-style-name="N2">
      <style:table-cell-properties fo:background-color="#ff8000"/>
    </style:style>
    <style:style style:name="ce18" style:family="table-cell" style:parent-style-name="Default" style:data-style-name="N2">
      <style:table-cell-properties fo:background-color="transparent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ff8000"/>
    </style:style>
    <style:style style:name="ce24" style:family="table-cell" style:parent-style-name="Default"/>
    <style:style style:name="ce25" style:family="table-cell" style:parent-style-name="Default"/>
    <style:style style:name="ce91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57" style:family="table-cell" style:parent-style-name="Default" style:data-style-name="N3">
      <style:table-cell-properties fo:background-color="#ff8000"/>
    </style:style>
    <style:style style:name="ce35" style:family="table-cell" style:parent-style-name="Default" style:data-style-name="N3">
      <style:table-cell-properties fo:background-color="transparent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2" style:family="table-cell" style:parent-style-name="Default"/>
    <style:style style:name="ce103" style:family="table-cell" style:parent-style-name="Default"/>
    <style:style style:name="ce70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0"/>
        <table:table-column table:style-name="co18" table:default-cell-style-name="ce60"/>
        <table:table-column table:style-name="co9" table:default-cell-style-name="ce60"/>
        <table:table-column table:style-name="co19" table:default-cell-style-name="ce60"/>
        <table:table-column table:style-name="co14" table:default-cell-style-name="ce60"/>
        <table:table-column table:style-name="co19" table:number-columns-repeated="2" table:default-cell-style-name="ce60"/>
        <table:table-column table:style-name="co19" table:default-cell-style-name="Default"/>
        <table:table-column table:style-name="co20" table:default-cell-style-name="ce89"/>
        <table:table-column table:style-name="co19" table:default-cell-style-name="ce96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19" table:number-columns-repeated="991" table:default-cell-style-name="Default"/>
        <table:table-column table:style-name="co24" table:number-columns-repeated="1536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_err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_err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/>
          <table:table-cell office:value-type="string" calcext:value-type="string">
            <text:p>Fitting</text:p>
          </table:table-cell>
          <table:table-cell office:value-type="string" calcext:value-type="string">
            <text:p>Steadiness</text:p>
          </table:table-cell>
          <table:table-cell table:number-columns-repeated="1635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 office:value-type="float" office:value="0.15" calcext:value-type="float">
            <text:p>0.15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4615384615385" calcext:value-type="float">
            <text:p>0.0324615384615385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4"/>
          <table:table-cell office:value-type="float" office:value="0.862239935515019" calcext:value-type="float">
            <text:p>0.862239935515019</text:p>
          </table:table-cell>
          <table:table-cell table:number-columns-repeated="16351"/>
        </table:table-row>
        <table:table-row table:style-name="ro2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/>
          <table:table-cell table:style-name="ce52" office:value-type="float" office:value="15.4" calcext:value-type="float">
            <text:p>15.4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 office:value-type="float" office:value="0.7" calcext:value-type="float">
            <text:p>0.70</text:p>
          </table:table-cell>
          <table:table-cell office:value-type="float" office:value="3.37" calcext:value-type="float">
            <text:p>3.37</text:p>
          </table:table-cell>
          <table:table-cell office:value-type="float" office:value="27.47" calcext:value-type="float">
            <text:p>27.47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422615384615385" calcext:value-type="float">
            <text:p>0.422615384615385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4"/>
          <table:table-cell office:value-type="float" office:value="1.02037583936754" calcext:value-type="float">
            <text:p>1.02037583936754</text:p>
          </table:table-cell>
          <table:table-cell table:number-columns-repeated="1635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/>
          <table:table-cell table:style-name="ce52" office:value-type="float" office:value="30.9" calcext:value-type="float">
            <text:p>30.9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 office:value-type="float" office:value="0" calcext:value-type="float">
            <text:p>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21" calcext:value-type="float">
            <text:p>1.21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86153846153846" calcext:value-type="float">
            <text:p>0.0186153846153846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4"/>
          <table:table-cell office:value-type="float" office:value="0.988143810842899" calcext:value-type="float">
            <text:p>0.988143810842899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/>
          <table:table-cell table:style-name="ce52" office:value-type="float" office:value="6.9" calcext:value-type="float">
            <text:p>6.9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 office:value-type="float" office:value="0.08" calcext:value-type="float">
            <text:p>0.08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5"/>
          <table:table-cell office:value-type="float" office:value="0.68705397181724" calcext:value-type="float">
            <text:p>0.68705397181724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1" calcext:value-type="date">
            <text:p>11/01/21</text:p>
          </table:table-cell>
          <table:table-cell table:style-name="ce53" office:value-type="float" office:value="8" calcext:value-type="float">
            <text:p>8</text:p>
          </table:table-cell>
          <table:table-cell table:style-name="ce44" office:value-type="float" office:value="32" calcext:value-type="float">
            <text:p>32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0.2" calcext:value-type="float">
            <text:p>80.2</text:p>
          </table:table-cell>
          <table:table-cell table:style-name="ce53"/>
          <table:table-cell table:style-name="ce53" office:value-type="float" office:value="38.7" calcext:value-type="float">
            <text:p>38.7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big inner droplet</text:p>
          </table:table-cell>
          <table:table-cell table:style-name="ce44" table:number-columns-repeated="4"/>
          <table:table-cell table:style-name="ce61" table:formula="of:=([.G6]-[.I6])/[.I6]/[.I6]" office:value-type="float" office:value="0.0277093390488018" calcext:value-type="float">
            <text:p>0.03</text:p>
          </table:table-cell>
          <table:table-cell table:style-name="ce61" table:formula="of:=[.G6]-[.I6]" office:value-type="float" office:value="41.5" calcext:value-type="float">
            <text:p>41.50</text:p>
          </table:table-cell>
          <table:table-cell table:style-name="ce61" table:formula="of:=[.I6]^3/[.S6]" office:value-type="float" office:value="1396.64103614458" calcext:value-type="float">
            <text:p>1396.64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44.5295402424541" calcext:value-type="float">
            <text:p>44.53</text:p>
          </table:table-cell>
          <table:table-cell table:style-name="ce61" office:value-type="float" office:value="0.175561853276539" calcext:value-type="float">
            <text:p>0.18</text:p>
          </table:table-cell>
          <table:table-cell table:style-name="ce61" table:formula="of:=[.S6]/[.I6]" office:value-type="float" office:value="1.07235142118863" calcext:value-type="float">
            <text:p>1.07</text:p>
          </table:table-cell>
          <table:table-cell table:style-name="ce44" table:formula="of:=[.W6]/[.F6]" office:value-type="float" office:value="0.00206543356795928" calcext:value-type="float">
            <text:p>0.00206543356795928</text:p>
          </table:table-cell>
          <table:table-cell table:style-name="ce90" office:value-type="float" office:value="0.448290780085406" calcext:value-type="float">
            <text:p>0.448290780085406</text:p>
          </table:table-cell>
          <table:table-cell table:style-name="ce27" table:formula="of:=1/6*3.14*([.G6]^3-[.I6]^3)*[.F6]*0.0008" office:value-type="float" office:value="16294.7433912667" calcext:value-type="float">
            <text:p>16,295</text:p>
          </table:table-cell>
          <table:table-cell table:style-name="ce44" table:formula="of:=13.6*[.D6]" office:value-type="float" office:value="1.496" calcext:value-type="float">
            <text:p>1.496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6251837210481" calcext:value-type="float">
            <text:p>1.6251837210481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/>
          <table:table-cell table:style-name="ce52" office:value-type="float" office:value="9.5" calcext:value-type="float">
            <text:p>9.5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 office:value-type="float" office:value="0.27" calcext:value-type="float">
            <text:p>0.27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73286955657613" calcext:value-type="float">
            <text:p>0.73286955657613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/>
          <table:table-cell table:style-name="ce52" office:value-type="float" office:value="26.9" calcext:value-type="float">
            <text:p>26.9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 office:value-type="float" office:value="0.68" calcext:value-type="float">
            <text:p>0.68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887207391383402" calcext:value-type="float">
            <text:p>0.887207391383402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 office:value-type="float" office:value="0.66" calcext:value-type="float">
            <text:p>0.66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520496124923507" calcext:value-type="float">
            <text:p>0.520496124923507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 office:value-type="float" office:value="0.51" calcext:value-type="float">
            <text:p>0.51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896727845294359" calcext:value-type="float">
            <text:p>0.896727845294359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9" calcext:value-type="float">
            <text:p>9</text:p>
          </table:table-cell>
          <table:table-cell table:style-name="ce44" office:value-type="float" office:value="40" calcext:value-type="float">
            <text:p>40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47.8" calcext:value-type="float">
            <text:p>47.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109.4" calcext:value-type="float">
            <text:p>109.4</text:p>
          </table:table-cell>
          <table:table-cell table:style-name="ce53"/>
          <table:table-cell table:style-name="ce53" office:value-type="float" office:value="23.2" calcext:value-type="float">
            <text:p>23.2</text:p>
          </table:table-cell>
          <table:table-cell table:style-name="ce53" table:number-columns-repeated="2"/>
          <table:table-cell table:style-name="ce53" office:value-type="string" calcext:value-type="string">
            <text:p>XY</text:p>
          </table:table-cell>
          <table:table-cell table:style-name="ce44" table:number-columns-repeated="3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.4" calcext:value-type="float">
            <text:p>3.4</text:p>
          </table:table-cell>
          <table:table-cell table:style-name="ce61" table:formula="of:=([.G11]-[.I11])/[.I11]/[.I11]" office:value-type="float" office:value="0.160151605231867" calcext:value-type="float">
            <text:p>0.16</text:p>
          </table:table-cell>
          <table:table-cell table:style-name="ce61" table:formula="of:=[.G11]-[.I11]" office:value-type="float" office:value="86.2" calcext:value-type="float">
            <text:p>86.20</text:p>
          </table:table-cell>
          <table:table-cell table:style-name="ce61" table:formula="of:=[.I11]^3/[.S11]" office:value-type="float" office:value="144.862737819026" calcext:value-type="float">
            <text:p>144.86</text:p>
          </table:table-cell>
          <table:table-cell table:style-name="ce61" office:value-type="float" office:value="0.92" calcext:value-type="float">
            <text:p>0.92</text:p>
          </table:table-cell>
          <table:table-cell table:style-name="ce61" office:value-type="float" office:value="1.58961788593949" calcext:value-type="float">
            <text:p>1.59</text:p>
          </table:table-cell>
          <table:table-cell table:style-name="ce61" office:value-type="float" office:value="15.1529946226529" calcext:value-type="float">
            <text:p>15.15</text:p>
          </table:table-cell>
          <table:table-cell table:style-name="ce61" table:formula="of:=[.S11]/[.I11]" office:value-type="float" office:value="3.71551724137931" calcext:value-type="float">
            <text:p>3.72</text:p>
          </table:table-cell>
          <table:table-cell table:style-name="ce44" table:formula="of:=[.W11]/[.F11]" office:value-type="float" office:value="0.369585234698851" calcext:value-type="float">
            <text:p>0.369585234698851</text:p>
          </table:table-cell>
          <table:table-cell table:style-name="ce90" office:value-type="float" office:value="0.333796256344019" calcext:value-type="float">
            <text:p>0.333796256344019</text:p>
          </table:table-cell>
          <table:table-cell table:style-name="ce27" table:formula="of:=1/6*3.14*([.G11]^3-[.I11]^3)*[.F11]*0.0008" office:value-type="float" office:value="22260.8868394453" calcext:value-type="float">
            <text:p>22,261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/>
          <table:table-cell table:style-name="ce44" office:value-type="string" calcext:value-type="string">
            <text:p>bad</text:p>
          </table:table-cell>
          <table:table-cell table:style-name="ce44" office:value-type="float" office:value="0.818817020360236" calcext:value-type="float">
            <text:p>0.818817020360236</text:p>
          </table:table-cell>
          <table:table-cell table:style-name="ce44" table:number-columns-repeated="16351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13" calcext:value-type="float">
            <text:p>13</text:p>
          </table:table-cell>
          <table:table-cell table:style-name="ce44" office:value-type="float" office:value="41" calcext:value-type="float">
            <text:p>41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201.2" calcext:value-type="float">
            <text:p>201.2</text:p>
          </table:table-cell>
          <table:table-cell table:style-name="ce53"/>
          <table:table-cell table:style-name="ce53" office:value-type="float" office:value="51.4" calcext:value-type="float">
            <text:p>51.4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.4" calcext:value-type="float">
            <text:p>4.4</text:p>
          </table:table-cell>
          <table:table-cell table:style-name="ce61" table:formula="of:=([.G12]-[.I12])/[.I12]/[.I12]" office:value-type="float" office:value="0.0567003285439598" calcext:value-type="float">
            <text:p>0.06</text:p>
          </table:table-cell>
          <table:table-cell table:style-name="ce61" table:formula="of:=[.G12]-[.I12]" office:value-type="float" office:value="149.8" calcext:value-type="float">
            <text:p>149.80</text:p>
          </table:table-cell>
          <table:table-cell table:style-name="ce61" table:formula="of:=[.I12]^3/[.S12]" office:value-type="float" office:value="906.520320427236" calcext:value-type="float">
            <text:p>906.52</text:p>
          </table:table-cell>
          <table:table-cell table:style-name="ce61" office:value-type="float" office:value="1.45" calcext:value-type="float">
            <text:p>1.45</text:p>
          </table:table-cell>
          <table:table-cell table:style-name="ce61" office:value-type="float" office:value="2.63330948735013" calcext:value-type="float">
            <text:p>2.63</text:p>
          </table:table-cell>
          <table:table-cell table:style-name="ce61" office:value-type="float" office:value="5.98676066992812" calcext:value-type="float">
            <text:p>5.99</text:p>
          </table:table-cell>
          <table:table-cell table:style-name="ce61" table:formula="of:=[.S12]/[.I12]" office:value-type="float" office:value="2.91439688715953" calcext:value-type="float">
            <text:p>2.91</text:p>
          </table:table-cell>
          <table:table-cell table:style-name="ce44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44" office:value-type="float" office:value="2.25" calcext:value-type="float">
            <text:p>2.25</text:p>
          </table:table-cell>
          <table:table-cell table:style-name="ce44" office:value-type="float" office:value="3.96" calcext:value-type="float">
            <text:p>3.96</text:p>
          </table:table-cell>
          <table:table-cell table:style-name="ce44" office:value-type="float" office:value="2.76" calcext:value-type="float">
            <text:p>2.76</text:p>
          </table:table-cell>
          <table:table-cell table:style-name="ce44"/>
          <table:table-cell table:style-name="ce44" office:value-type="string" calcext:value-type="string">
            <text:p>bad</text:p>
          </table:table-cell>
          <table:table-cell office:value-type="float" office:value="2.81344045093053" calcext:value-type="float">
            <text:p>2.81344045093053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/>
          <table:table-cell table:style-name="ce52" office:value-type="float" office:value="27" calcext:value-type="float">
            <text:p>27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 office:value-type="float" office:value="0" calcext:value-type="float">
            <text:p>0.00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2"/>
          <table:table-cell office:value-type="float" office:value="0.874432635938442" calcext:value-type="float">
            <text:p>0.874432635938442</text:p>
          </table:table-cell>
          <table:table-cell table:number-columns-repeated="16351"/>
        </table:table-row>
        <table:table-row table:style-name="ro1">
          <table:table-cell table:style-name="ce4" office:value-type="date" office:date-value="2021-11-02" calcext:value-type="date">
            <text:p>11/02/21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43" calcext:value-type="float">
            <text:p>4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XZ</text:p>
          </table:table-cell>
          <table:table-cell table:style-name="ce11" office:value-type="string" calcext:value-type="string">
            <text:p>move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3.6" calcext:value-type="float">
            <text:p>3.6</text:p>
          </table:table-cell>
          <table:table-cell table:style-name="ce22" table:formula="of:=([.G14]-[.I14])/[.I14]/[.I14]" office:value-type="float" office:value="0.0777777777777778" calcext:value-type="float">
            <text:p>0.08</text:p>
          </table:table-cell>
          <table:table-cell table:style-name="ce22" table:formula="of:=[.G14]-[.I14]" office:value-type="float" office:value="70" calcext:value-type="float">
            <text:p>70.00</text:p>
          </table:table-cell>
          <table:table-cell table:style-name="ce22" table:formula="of:=[.I14]^3/[.S14]" office:value-type="float" office:value="385.714285714286" calcext:value-type="float">
            <text:p>385.7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92526254520225" calcext:value-type="float">
            <text:p>2.93</text:p>
          </table:table-cell>
          <table:table-cell table:style-name="ce22" office:value-type="float" office:value="15.944567822053" calcext:value-type="float">
            <text:p>15.94</text:p>
          </table:table-cell>
          <table:table-cell table:style-name="ce22" table:formula="of:=[.S14]/[.I14]" office:value-type="float" office:value="2.33333333333333" calcext:value-type="float">
            <text:p>2.33</text:p>
          </table:table-cell>
          <table:table-cell table:style-name="ce15" table:formula="of:=[.W14]/[.F14]" office:value-type="float" office:value="0.2453010434162" calcext:value-type="float">
            <text:p>0.2453010434162</text:p>
          </table:table-cell>
          <table:table-cell table:style-name="ce36" office:value-type="float" office:value="0.623414514401482" calcext:value-type="float">
            <text:p>0.623414514401482</text:p>
          </table:table-cell>
          <table:table-cell table:style-name="ce57" table:formula="of:=1/6*3.14*([.G14]^3-[.I14]^3)*[.F14]*0.0008" office:value-type="float" office:value="26478.5733333333" calcext:value-type="float">
            <text:p>26,47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style-name="ce15" office:value-type="float" office:value="2.04392117809726" calcext:value-type="float">
            <text:p>2.04392117809726</text:p>
          </table:table-cell>
          <table:table-cell table:style-name="ce15"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 office:value-type="float" office:value="1.04" calcext:value-type="float">
            <text:p>1.04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2"/>
          <table:table-cell office:value-type="float" office:value="0.741877538416027" calcext:value-type="float">
            <text:p>0.741877538416027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/>
          <table:table-cell table:style-name="ce52" office:value-type="float" office:value="37.7" calcext:value-type="float">
            <text:p>37.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 office:value-type="float" office:value="1.18" calcext:value-type="float">
            <text:p>1.18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08210712422625" calcext:value-type="float">
            <text:p>1.08210712422625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/>
          <table:table-cell table:style-name="ce52" office:value-type="float" office:value="36.1" calcext:value-type="float">
            <text:p>36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2"/>
          <table:table-cell office:value-type="float" office:value="1.31118763640531" calcext:value-type="float">
            <text:p>1.31118763640531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/>
          <table:table-cell table:style-name="ce52" office:value-type="float" office:value="24.7" calcext:value-type="float">
            <text:p>24.7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2"/>
          <table:table-cell office:value-type="float" office:value="1.15687243314116" calcext:value-type="float">
            <text:p>1.15687243314116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/>
          <table:table-cell table:style-name="ce52" office:value-type="float" office:value="37.7" calcext:value-type="float">
            <text:p>37.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 office:value-type="float" office:value="0" calcext:value-type="float">
            <text:p>0.00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0.598845127205344" calcext:value-type="float">
            <text:p>0.598845127205344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/>
          <table:table-cell table:style-name="ce52" office:value-type="float" office:value="15.6" calcext:value-type="float">
            <text:p>15.6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 office:value-type="float" office:value="0.57" calcext:value-type="float">
            <text:p>0.57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812182674799024" calcext:value-type="float">
            <text:p>0.812182674799024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/>
          <table:table-cell table:style-name="ce52" office:value-type="float" office:value="19.2" calcext:value-type="float">
            <text:p>19.2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 office:value-type="float" office:value="0.38" calcext:value-type="float">
            <text:p>0.38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2"/>
          <table:table-cell office:value-type="float" office:value="0.983812719872766" calcext:value-type="float">
            <text:p>0.983812719872766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/>
          <table:table-cell table:style-name="ce52" office:value-type="float" office:value="21.1" calcext:value-type="float">
            <text:p>21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1.90326667975313" calcext:value-type="float">
            <text:p>1.90326667975313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55" calcext:value-type="float">
            <text:p>55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60.2" calcext:value-type="float">
            <text:p>160.2</text:p>
          </table:table-cell>
          <table:table-cell table:style-name="ce53"/>
          <table:table-cell table:style-name="ce53" office:value-type="float" office:value="32.5" calcext:value-type="float">
            <text:p>32.5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Inner droplet pops out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378" calcext:value-type="float">
            <text:p>37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61" table:formula="of:=([.G23]-[.I23])/[.I23]/[.I23]" office:value-type="float" office:value="0.120899408284024" calcext:value-type="float">
            <text:p>0.12</text:p>
          </table:table-cell>
          <table:table-cell table:style-name="ce61" table:formula="of:=[.G23]-[.I23]" office:value-type="float" office:value="127.7" calcext:value-type="float">
            <text:p>127.70</text:p>
          </table:table-cell>
          <table:table-cell table:style-name="ce61" table:formula="of:=[.I23]^3/[.S23]" office:value-type="float" office:value="268.818519968677" calcext:value-type="float">
            <text:p>268.82</text:p>
          </table:table-cell>
          <table:table-cell office:value-type="float" office:value="0.4" calcext:value-type="float">
            <text:p>0.40</text:p>
          </table:table-cell>
          <table:table-cell table:style-name="ce61" office:value-type="float" office:value="2.71862316661724" calcext:value-type="float">
            <text:p>2.72</text:p>
          </table:table-cell>
          <table:table-cell table:style-name="ce61" office:value-type="float" office:value="13.8252681618326" calcext:value-type="float">
            <text:p>13.83</text:p>
          </table:table-cell>
          <table:table-cell table:style-name="ce61" table:formula="of:=[.S23]/[.I23]" office:value-type="float" office:value="3.92923076923077" calcext:value-type="float">
            <text:p>3.93</text:p>
          </table:table-cell>
          <table:table-cell table:style-name="ce44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44"/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0.224982603674696" calcext:value-type="float">
            <text:p>0.224982603674696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1" calcext:value-type="float">
            <text:p>11</text:p>
          </table:table-cell>
          <table:table-cell table:style-name="ce44" office:value-type="float" office:value="56" calcext:value-type="float">
            <text:p>5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05.8" calcext:value-type="float">
            <text:p>205.8</text:p>
          </table:table-cell>
          <table:table-cell table:style-name="ce53"/>
          <table:table-cell table:style-name="ce53" office:value-type="float" office:value="26.7" calcext:value-type="float">
            <text:p>26.7</text:p>
          </table:table-cell>
          <table:table-cell table:style-name="ce53"/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/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383" calcext:value-type="float">
            <text:p>383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4.3" calcext:value-type="float">
            <text:p>4.3</text:p>
          </table:table-cell>
          <table:table-cell table:style-name="ce61" table:formula="of:=([.G24]-[.I24])/[.I24]/[.I24]" office:value-type="float" office:value="0.251230905188739" calcext:value-type="float">
            <text:p>0.25</text:p>
          </table:table-cell>
          <table:table-cell table:style-name="ce61" table:formula="of:=[.G24]-[.I24]" office:value-type="float" office:value="179.1" calcext:value-type="float">
            <text:p>179.10</text:p>
          </table:table-cell>
          <table:table-cell table:style-name="ce61" table:formula="of:=[.I24]^3/[.S24]" office:value-type="float" office:value="106.276733668342" calcext:value-type="float">
            <text:p>106.2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2.31781458446275" calcext:value-type="float">
            <text:p>2.32</text:p>
          </table:table-cell>
          <table:table-cell table:style-name="ce61" office:value-type="float" office:value="54.3597611244232" calcext:value-type="float">
            <text:p>54.36</text:p>
          </table:table-cell>
          <table:table-cell table:style-name="ce61" table:formula="of:=[.S24]/[.I24]" office:value-type="float" office:value="6.70786516853933" calcext:value-type="float">
            <text:p>6.71</text:p>
          </table:table-cell>
          <table:table-cell table:style-name="ce44" table:formula="of:=[.W24]/[.F24]" office:value-type="float" office:value="0.953680019726723" calcext:value-type="float">
            <text:p>0.953680019726723</text:p>
          </table:table-cell>
          <table:table-cell table:style-name="ce90" office:value-type="float" office:value="0.373168837419924" calcext:value-type="float">
            <text:p>0.373168837419924</text:p>
          </table:table-cell>
          <table:table-cell table:style-name="ce27" table:formula="of:=1/6*3.14*([.G24]^3-[.I24]^3)*[.F24]*0.0008" office:value-type="float" office:value="207553.439862936" calcext:value-type="float">
            <text:p>207,55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877137978177794" calcext:value-type="float">
            <text:p>0.87713797817779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/>
          <table:table-cell table:style-name="ce52" office:value-type="float" office:value="43.3" calcext:value-type="float">
            <text:p>43.3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 office:value-type="float" office:value="0" calcext:value-type="float">
            <text:p>0.00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5"/>
          <table:table-cell office:value-type="float" office:value="1.05572058610693" calcext:value-type="float">
            <text:p>1.05572058610693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5" calcext:value-type="float">
            <text:p>15</text:p>
          </table:table-cell>
          <table:table-cell table:style-name="ce44" office:value-type="float" office:value="59" calcext:value-type="float">
            <text:p>59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194.6" calcext:value-type="float">
            <text:p>194.6</text:p>
          </table:table-cell>
          <table:table-cell table:style-name="ce53"/>
          <table:table-cell table:style-name="ce53" office:value-type="float" office:value="45.2" calcext:value-type="float">
            <text:p>45.2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droplet pops out</text:p>
          </table:table-cell>
          <table:table-cell table:style-name="ce44" table:number-columns-repeated="2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.5" calcext:value-type="float">
            <text:p>2.5</text:p>
          </table:table-cell>
          <table:table-cell table:style-name="ce61" table:formula="of:=([.G26]-[.I26])/[.I26]/[.I26]" office:value-type="float" office:value="0.0731263215600282" calcext:value-type="float">
            <text:p>0.07</text:p>
          </table:table-cell>
          <table:table-cell table:style-name="ce61" table:formula="of:=[.G26]-[.I26]" office:value-type="float" office:value="149.4" calcext:value-type="float">
            <text:p>149.40</text:p>
          </table:table-cell>
          <table:table-cell table:style-name="ce61" table:formula="of:=[.I26]^3/[.S26]" office:value-type="float" office:value="618.108487282463" calcext:value-type="float">
            <text:p>618.11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3.95113993579582" calcext:value-type="float">
            <text:p>3.95</text:p>
          </table:table-cell>
          <table:table-cell table:style-name="ce61" office:value-type="float" office:value="19.2576292487465" calcext:value-type="float">
            <text:p>19.26</text:p>
          </table:table-cell>
          <table:table-cell table:style-name="ce61" table:formula="of:=[.S26]/[.I26]" office:value-type="float" office:value="3.30530973451327" calcext:value-type="float">
            <text:p>3.31</text:p>
          </table:table-cell>
          <table:table-cell table:style-name="ce44" table:formula="of:=[.W26]/[.F26]" office:value-type="float" office:value="0.216377856727489" calcext:value-type="float">
            <text:p>0.216377856727489</text:p>
          </table:table-cell>
          <table:table-cell table:style-name="ce90" office:value-type="float" office:value="0.427441573508279" calcext:value-type="float">
            <text:p>0.427441573508279</text:p>
          </table:table-cell>
          <table:table-cell table:style-name="ce27" table:formula="of:=1/6*3.14*([.G26]^3-[.I26]^3)*[.F26]*0.0008" office:value-type="float" office:value="271150.466606784" calcext:value-type="float">
            <text:p>271,150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736974474779428" calcext:value-type="float">
            <text:p>0.73697447477942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/>
          <table:table-cell table:style-name="ce52" table:formula="of:=62*0.33" office:value-type="float" office:value="20.46" calcext:value-type="float">
            <text:p>20.46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 office:value-type="float" office:value="0" calcext:value-type="float">
            <text:p>0.00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5"/>
          <table:table-cell office:value-type="float" office:value="0.562905281424658" calcext:value-type="float">
            <text:p>0.562905281424658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10" calcext:value-type="date">
            <text:p>11/10/21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65" calcext:value-type="float">
            <text:p>65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formula="of:=411*0.33" office:value-type="float" office:value="135.63" calcext:value-type="float">
            <text:p>135.63</text:p>
          </table:table-cell>
          <table:table-cell table:style-name="ce53"/>
          <table:table-cell table:style-name="ce53" table:formula="of:=40.1*0.33" office:value-type="float" office:value="13.233" calcext:value-type="float">
            <text:p>13.233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3" calcext:value-type="float">
            <text:p>23</text:p>
          </table:table-cell>
          <table:table-cell table:style-name="ce61" table:formula="of:=([.G28]-[.I28])/[.I28]/[.I28]" office:value-type="float" office:value="0.69896293800374" calcext:value-type="float">
            <text:p>0.70</text:p>
          </table:table-cell>
          <table:table-cell table:style-name="ce61" table:formula="of:=[.G28]-[.I28]" office:value-type="float" office:value="122.397" calcext:value-type="float">
            <text:p>122.40</text:p>
          </table:table-cell>
          <table:table-cell table:style-name="ce61" table:formula="of:=[.I28]^3/[.S28]" office:value-type="float" office:value="18.9323342919925" calcext:value-type="float">
            <text:p>18.93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34.981006067026" calcext:value-type="float">
            <text:p>34.98</text:p>
          </table:table-cell>
          <table:table-cell table:style-name="ce61" office:value-type="float" office:value="0.533644488580068" calcext:value-type="float">
            <text:p>0.53</text:p>
          </table:table-cell>
          <table:table-cell table:style-name="ce61" table:formula="of:=[.S28]/[.I28]" office:value-type="float" office:value="9.24937655860349" calcext:value-type="float">
            <text:p>9.25</text:p>
          </table:table-cell>
          <table:table-cell table:style-name="ce44" table:formula="of:=[.W28]/[.F28]" office:value-type="float" office:value="0.0355762992386712" calcext:value-type="float">
            <text:p>0.0355762992386712</text:p>
          </table:table-cell>
          <table:table-cell table:style-name="ce90" office:value-type="float" office:value="0.19402403161576" calcext:value-type="float">
            <text:p>0.19402403161576</text:p>
          </table:table-cell>
          <table:table-cell table:style-name="ce27" table:formula="of:=1/6*3.14*([.G28]^3-[.I28]^3)*[.F28]*0.0008" office:value-type="float" office:value="15653.9298171754" calcext:value-type="float">
            <text:p>15,654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57994146470474" calcext:value-type="float">
            <text:p>0.5799414647047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/>
          <table:table-cell table:style-name="ce52" table:formula="of:=69*0.33" office:value-type="float" office:value="22.77" calcext:value-type="float">
            <text:p>22.7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 office:value-type="float" office:value="0" calcext:value-type="float">
            <text:p>0.00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5"/>
          <table:table-cell office:value-type="float" office:value="0.918320882412391" calcext:value-type="float">
            <text:p>0.918320882412391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7.3" calcext:value-type="float">
            <text:p>157.3</text:p>
          </table:table-cell>
          <table:table-cell table:style-name="ce53"/>
          <table:table-cell table:style-name="ce53" office:value-type="float" office:value="21.5" calcext:value-type="float">
            <text:p>21.5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Outer Droplet deforms</text:p>
          </table:table-cell>
          <table:table-cell table:style-name="ce44" table:number-columns-repeated="4"/>
          <table:table-cell table:style-name="ce61" table:formula="of:=([.G30]-[.I30])/[.I30]/[.I30]" office:value-type="float" office:value="0.293780421849648" calcext:value-type="float">
            <text:p>0.29</text:p>
          </table:table-cell>
          <table:table-cell table:style-name="ce61" table:formula="of:=[.G30]-[.I30]" office:value-type="float" office:value="135.8" calcext:value-type="float">
            <text:p>135.80</text:p>
          </table:table-cell>
          <table:table-cell table:style-name="ce61" table:formula="of:=[.I30]^3/[.S30]" office:value-type="float" office:value="73.1839101620029" calcext:value-type="float">
            <text:p>73.18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5.3810002155367" calcext:value-type="float">
            <text:p>15.38</text:p>
          </table:table-cell>
          <table:table-cell table:style-name="ce61" office:value-type="float" office:value="0.0747229591623912" calcext:value-type="float">
            <text:p>0.07</text:p>
          </table:table-cell>
          <table:table-cell table:style-name="ce61" table:formula="of:=[.S30]/[.I30]" office:value-type="float" office:value="6.31627906976744" calcext:value-type="float">
            <text:p>6.32</text:p>
          </table:table-cell>
          <table:table-cell table:style-name="ce44" table:formula="of:=[.W30]/[.F30]" office:value-type="float" office:value="0.0093403698952989" calcext:value-type="float">
            <text:p>0.0093403698952989</text:p>
          </table:table-cell>
          <table:table-cell table:style-name="ce90" office:value-type="float" office:value="0.06446861701334" calcext:value-type="float">
            <text:p>0.06446861701334</text:p>
          </table:table-cell>
          <table:table-cell table:style-name="ce27" table:formula="of:=1/6*3.14*([.G30]^3-[.I30]^3)*[.F30]*0.0008" office:value-type="float" office:value="13002.7187049387" calcext:value-type="float">
            <text:p>13,00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1442912539844" calcext:value-type="float">
            <text:p>1.144291253984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3.3" calcext:value-type="float">
            <text:p>143.3</text:p>
          </table:table-cell>
          <table:table-cell table:style-name="ce53"/>
          <table:table-cell table:style-name="ce53" office:value-type="float" office:value="28.6" calcext:value-type="float">
            <text:p>28.6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Outer droplet rotates</text:p>
          </table:table-cell>
          <table:table-cell table:style-name="ce44" table:number-columns-repeated="4"/>
          <table:table-cell table:style-name="ce61" table:formula="of:=([.G31]-[.I31])/[.I31]/[.I31]" office:value-type="float" office:value="0.140226905961172" calcext:value-type="float">
            <text:p>0.14</text:p>
          </table:table-cell>
          <table:table-cell table:style-name="ce61" table:formula="of:=[.G31]-[.I31]" office:value-type="float" office:value="114.7" calcext:value-type="float">
            <text:p>114.70</text:p>
          </table:table-cell>
          <table:table-cell table:style-name="ce61" table:formula="of:=[.I31]^3/[.S31]" office:value-type="float" office:value="203.955152571927" calcext:value-type="float">
            <text:p>203.96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1.6365157931328" calcext:value-type="float">
            <text:p>11.64</text:p>
          </table:table-cell>
          <table:table-cell table:style-name="ce61" office:value-type="float" office:value="0.425324671832027" calcext:value-type="float">
            <text:p>0.43</text:p>
          </table:table-cell>
          <table:table-cell table:style-name="ce61" table:formula="of:=[.S31]/[.I31]" office:value-type="float" office:value="4.01048951048951" calcext:value-type="float">
            <text:p>4.01</text:p>
          </table:table-cell>
          <table:table-cell table:style-name="ce44" table:formula="of:=[.W31]/[.F31]" office:value-type="float" office:value="0.0531655839790034" calcext:value-type="float">
            <text:p>0.0531655839790034</text:p>
          </table:table-cell>
          <table:table-cell table:style-name="ce90" office:value-type="float" office:value="0.141610074329784" calcext:value-type="float">
            <text:p>0.141610074329784</text:p>
          </table:table-cell>
          <table:table-cell table:style-name="ce27" table:formula="of:=1/6*3.14*([.G31]^3-[.I31]^3)*[.F31]*0.0008" office:value-type="float" office:value="9777.56170062934" calcext:value-type="float">
            <text:p>9,778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2.1464908077344" calcext:value-type="float">
            <text:p>2.146490807734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/>
          <table:table-cell table:style-name="ce52" office:value-type="float" office:value="12.3" calcext:value-type="float">
            <text:p>12.3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1.32" calcext:value-type="float">
            <text:p>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28.24" calcext:value-type="float">
            <text:p>28.24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48" calcext:value-type="float">
            <text:p>0.564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5"/>
          <table:table-cell office:value-type="float" office:value="0.639972060146325" calcext:value-type="float">
            <text:p>0.639972060146325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/>
          <table:table-cell table:style-name="ce52" office:value-type="float" office:value="39.4" calcext:value-type="float">
            <text:p>39.4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33.38" calcext:value-type="float">
            <text:p>33.38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476857142857143" calcext:value-type="float">
            <text:p>0.47685714285714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5"/>
          <table:table-cell office:value-type="float" office:value="1.05187919559545" calcext:value-type="float">
            <text:p>1.05187919559545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22" calcext:value-type="date">
            <text:p>11/22/21</text:p>
          </table:table-cell>
          <table:table-cell table:style-name="ce53" office:value-type="float" office:value="5" calcext:value-type="float">
            <text:p>5</text:p>
          </table:table-cell>
          <table:table-cell table:style-name="ce44" office:value-type="float" office:value="76" calcext:value-type="float">
            <text:p>7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21" calcext:value-type="float">
            <text:p>121</text:p>
          </table:table-cell>
          <table:table-cell table:style-name="ce53"/>
          <table:table-cell table:style-name="ce53" office:value-type="float" office:value="53" calcext:value-type="float">
            <text:p>53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Y</text:p>
          </table:table-cell>
          <table:table-cell table:style-name="ce53" office:value-type="string" calcext:value-type="string">
            <text:p>Same droplet as video 02</text:p>
          </table:table-cell>
          <table:table-cell table:style-name="ce44" table:number-columns-repeated="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3" calcext:value-type="float">
            <text:p>2.3</text:p>
          </table:table-cell>
          <table:table-cell table:style-name="ce61" table:formula="of:=([.G34]-[.I34])/[.I34]/[.I34]" office:value-type="float" office:value="0.0242079031683873" calcext:value-type="float">
            <text:p>0.02</text:p>
          </table:table-cell>
          <table:table-cell table:style-name="ce61" table:formula="of:=[.G34]-[.I34]" office:value-type="float" office:value="68" calcext:value-type="float">
            <text:p>68.00</text:p>
          </table:table-cell>
          <table:table-cell table:style-name="ce61" table:formula="of:=[.I34]^3/[.S34]" office:value-type="float" office:value="2189.36764705882" calcext:value-type="float">
            <text:p>2189.37</text:p>
          </table:table-cell>
          <table:table-cell table:style-name="ce61" office:value-type="float" office:value="0.61" calcext:value-type="float">
            <text:p>0.61</text:p>
          </table:table-cell>
          <table:table-cell table:style-name="ce61" office:value-type="float" office:value="1.03185227764598" calcext:value-type="float">
            <text:p>1.03</text:p>
          </table:table-cell>
          <table:table-cell table:style-name="ce61" office:value-type="float" office:value="5.36719783810525" calcext:value-type="float">
            <text:p>5.37</text:p>
          </table:table-cell>
          <table:table-cell table:style-name="ce61" table:formula="of:=[.S34]/[.I34]" office:value-type="float" office:value="1.28301886792453" calcext:value-type="float">
            <text:p>1.28</text:p>
          </table:table-cell>
          <table:table-cell table:style-name="ce44" table:formula="of:=[.W34]/[.F34]" office:value-type="float" office:value="0.076674254830075" calcext:value-type="float">
            <text:p>0.076674254830075</text:p>
          </table:table-cell>
          <table:table-cell table:style-name="ce90" office:value-type="float" office:value="0.377145068572771" calcext:value-type="float">
            <text:p>0.377145068572771</text:p>
          </table:table-cell>
          <table:table-cell table:style-name="ce27" table:formula="of:=1/6*3.14*([.G34]^3-[.I34]^3)*[.F34]*0.0008" office:value-type="float" office:value="47555.4590933333" calcext:value-type="float">
            <text:p>47,555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07523475693846" calcext:value-type="float">
            <text:p>1.07523475693846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" office:value-type="date" office:date-value="2021-11-22" calcext:value-type="date">
            <text:p>11/22/2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77" calcext:value-type="float">
            <text:p>77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32.6" calcext:value-type="float">
            <text:p>132.6</text:p>
          </table:table-cell>
          <table:table-cell table:style-name="ce11"/>
          <table:table-cell table:style-name="ce11" office:value-type="float" office:value="37.1" calcext:value-type="float">
            <text:p>37.1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XY</text:p>
          </table:table-cell>
          <table:table-cell table:style-name="ce11" office:value-type="string" calcext:value-type="string">
            <text:p>Same droplet as video 03, outer moves a lot</text:p>
          </table:table-cell>
          <table:table-cell table:style-name="ce15" table:number-columns-repeated="2"/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3.3" calcext:value-type="float">
            <text:p>3.3</text:p>
          </table:table-cell>
          <table:table-cell table:style-name="ce22" table:formula="of:=([.G35]-[.I35])/[.I35]/[.I35]" office:value-type="float" office:value="0.069383395935804" calcext:value-type="float">
            <text:p>0.07</text:p>
          </table:table-cell>
          <table:table-cell table:style-name="ce22" table:formula="of:=[.G35]-[.I35]" office:value-type="float" office:value="95.5" calcext:value-type="float">
            <text:p>95.50</text:p>
          </table:table-cell>
          <table:table-cell table:style-name="ce22" table:formula="of:=[.I35]^3/[.S35]" office:value-type="float" office:value="534.710062827225" calcext:value-type="float">
            <text:p>534.71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office:value-type="float" office:value="1.69" calcext:value-type="float">
            <text:p>1.69</text:p>
          </table:table-cell>
          <table:table-cell table:style-name="ce22" office:value-type="float" office:value="25.3" calcext:value-type="float">
            <text:p>25.30</text:p>
          </table:table-cell>
          <table:table-cell table:style-name="ce22" table:formula="of:=[.S35]/[.I35]" office:value-type="float" office:value="2.57412398921833" calcext:value-type="float">
            <text:p>2.57</text:p>
          </table:table-cell>
          <table:table-cell table:style-name="ce15" table:formula="of:=[.W35]/[.F35]" office:value-type="float" office:value="0.361428571428571" calcext:value-type="float">
            <text:p>0.361428571428571</text:p>
          </table:table-cell>
          <table:table-cell table:style-name="ce36" office:value-type="float" office:value="0.19424957181826" calcext:value-type="float">
            <text:p>0.19424957181826</text:p>
          </table:table-cell>
          <table:table-cell table:style-name="ce57" table:formula="of:=1/6*3.14*([.G35]^3-[.I35]^3)*[.F35]*0.0008" office:value-type="float" office:value="66831.1912622666" calcext:value-type="float">
            <text:p>66,831</text:p>
          </table:table-cell>
          <table:table-cell table:style-name="ce15" table:number-columns-repeated="5"/>
          <table:table-cell table:style-name="ce15" office:value-type="float" office:value="1.64566744328588" calcext:value-type="float">
            <text:p>1.64566744328588</text:p>
          </table:table-cell>
          <table:table-cell table:style-name="ce15" table:number-columns-repeated="16351"/>
        </table:table-row>
        <table:table-row table:style-name="ro1">
          <table:table-cell table:style-name="ce4" office:value-type="date" office:date-value="2021-11-22" calcext:value-type="date">
            <text:p>11/22/21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78" calcext:value-type="float">
            <text:p>78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82.3" calcext:value-type="float">
            <text:p>182.3</text:p>
          </table:table-cell>
          <table:table-cell table:style-name="ce11"/>
          <table:table-cell table:style-name="ce11" office:value-type="float" office:value="42.9" calcext:value-type="float">
            <text:p>42.9</text:p>
          </table:table-cell>
          <table:table-cell table:style-name="ce11" table:number-columns-repeated="2"/>
          <table:table-cell table:style-name="ce11" office:value-type="string" calcext:value-type="string">
            <text:p>XZ</text:p>
          </table:table-cell>
          <table:table-cell table:style-name="ce15" office:value-type="string" calcext:value-type="string">
            <text:p>move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([.G36]-[.I36])/[.I36]/[.I36]" office:value-type="float" office:value="0.0757439918279079" calcext:value-type="float">
            <text:p>0.08</text:p>
          </table:table-cell>
          <table:table-cell table:style-name="ce22" table:formula="of:=[.G36]-[.I36]" office:value-type="float" office:value="139.4" calcext:value-type="float">
            <text:p>139.40</text:p>
          </table:table-cell>
          <table:table-cell table:style-name="ce22" table:formula="of:=[.I36]^3/[.S36]" office:value-type="float" office:value="566.381556671449" calcext:value-type="float">
            <text:p>566.38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226.79" calcext:value-type="float">
            <text:p>226.79</text:p>
          </table:table-cell>
          <table:table-cell table:style-name="ce22" table:formula="of:=[.S36]/[.I36]" office:value-type="float" office:value="3.24941724941725" calcext:value-type="float">
            <text:p>3.25</text:p>
          </table:table-cell>
          <table:table-cell table:style-name="ce15" table:formula="of:=[.W36]/[.F36]" office:value-type="float" office:value="2.2679" calcext:value-type="float">
            <text:p>2.2679</text:p>
          </table:table-cell>
          <table:table-cell table:style-name="ce36" office:value-type="float" office:value="0.400176429555753" calcext:value-type="float">
            <text:p>0.400176429555753</text:p>
          </table:table-cell>
          <table:table-cell table:style-name="ce57" table:formula="of:=1/6*3.14*([.G36]^3-[.I36]^3)*[.F36]*0.0008" office:value-type="float" office:value="250340.694118933" calcext:value-type="float">
            <text:p>250,341</text:p>
          </table:table-cell>
          <table:table-cell table:style-name="ce15" table:number-columns-repeated="5"/>
          <table:table-cell table:style-name="ce15" office:value-type="float" office:value="1.12798226213633" calcext:value-type="float">
            <text:p>1.12798226213633</text:p>
          </table:table-cell>
          <table:table-cell table:style-name="ce15" table:number-columns-repeated="1635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/>
          <table:table-cell table:style-name="ce52" office:value-type="float" office:value="64.4" calcext:value-type="float">
            <text:p>64.4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65.26" calcext:value-type="float">
            <text:p>65.26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6526" calcext:value-type="float">
            <text:p>0.652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5"/>
          <table:table-cell office:value-type="float" office:value="1.04532793543832" calcext:value-type="float">
            <text:p>1.04532793543832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201020_DE_60x_od61_70fps_exp_002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8.3" calcext:value-type="float">
            <text:p>38.3</text:p>
          </table:table-cell>
          <table:table-cell table:style-name="ce44"/>
          <table:table-cell table:style-name="ce44" office:value-type="float" office:value="12.1" calcext:value-type="float">
            <text:p>12.1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" calcext:value-type="float">
            <text:p>3</text:p>
          </table:table-cell>
          <table:table-cell table:style-name="ce61" table:formula="of:=([.G38]-[.I38])/[.I38]/[.I38]" office:value-type="float" office:value="0.178949525305649" calcext:value-type="float">
            <text:p>0.18</text:p>
          </table:table-cell>
          <table:table-cell table:style-name="ce61" table:formula="of:=[.G38]-[.I38]" office:value-type="float" office:value="26.2" calcext:value-type="float">
            <text:p>26.20</text:p>
          </table:table-cell>
          <table:table-cell table:style-name="ce61" table:formula="of:=[.I38]^3/[.S38]" office:value-type="float" office:value="67.6168320610687" calcext:value-type="float">
            <text:p>67.62</text:p>
          </table:table-cell>
          <table:table-cell table:style-name="ce61" office:value-type="float" office:value="0.36" calcext:value-type="float">
            <text:p>0.36</text:p>
          </table:table-cell>
          <table:table-cell table:style-name="ce44" office:value-type="float" office:value="9.89" calcext:value-type="float">
            <text:p>9.89</text:p>
          </table:table-cell>
          <table:table-cell table:style-name="ce61" office:value-type="float" office:value="1.13" calcext:value-type="float">
            <text:p>1.13</text:p>
          </table:table-cell>
          <table:table-cell table:style-name="ce61" table:formula="of:=[.S38]/[.I38]" office:value-type="float" office:value="2.16528925619835" calcext:value-type="float">
            <text:p>2.17</text:p>
          </table:table-cell>
          <table:table-cell table:style-name="ce44" table:formula="of:=[.W38]/[.F38]" office:value-type="float" office:value="0.0185245901639344" calcext:value-type="float">
            <text:p>0.0185245901639344</text:p>
          </table:table-cell>
          <table:table-cell table:style-name="ce90" office:value-type="float" office:value="0.252369251670757" calcext:value-type="float">
            <text:p>0.252369251670757</text:p>
          </table:table-cell>
          <table:table-cell table:style-name="ce27" table:formula="of:=1/6*3.14*([.G38]^3-[.I38]^3)*[.F38]*0.0008" office:value-type="float" office:value="1389.56717893867" calcext:value-type="float">
            <text:p>1,390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459936539228618" calcext:value-type="float">
            <text:p>0.45993653922861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44" calcext:value-type="float">
            <text:p>0.44</text:p>
          </table:table-cell>
          <table:table-cell office:value-type="float" office:value="3.99" calcext:value-type="float">
            <text:p>3.99</text:p>
          </table:table-cell>
          <table:table-cell office:value-type="float" office:value="9.21" calcext:value-type="float">
            <text:p>9.2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110963855421687" calcext:value-type="float">
            <text:p>0.110963855421687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18285649783212" calcext:value-type="float">
            <text:p>0.71828564978321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93" calcext:value-type="float">
            <text:p>0.93</text:p>
          </table:table-cell>
          <table:table-cell office:value-type="float" office:value="2.67" calcext:value-type="float">
            <text:p>2.67</text:p>
          </table:table-cell>
          <table:table-cell office:value-type="float" office:value="34.33" calcext:value-type="float">
            <text:p>34.33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65212765957447" calcext:value-type="float">
            <text:p>0.36521276595744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5"/>
          <table:table-cell office:value-type="float" office:value="0.967755037644333" calcext:value-type="float">
            <text:p>0.967755037644333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7_11_19_30fps_60x_exp300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45.9" calcext:value-type="float">
            <text:p>45.9</text:p>
          </table:table-cell>
          <table:table-cell table:style-name="ce44"/>
          <table:table-cell table:style-name="ce44" office:value-type="float" office:value="12" calcext:value-type="float">
            <text:p>12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41]-[.I41])/[.I41]/[.I41]" office:value-type="float" office:value="0.235416666666667" calcext:value-type="float">
            <text:p>0.24</text:p>
          </table:table-cell>
          <table:table-cell table:style-name="ce61" table:formula="of:=[.G41]-[.I41]" office:value-type="float" office:value="33.9" calcext:value-type="float">
            <text:p>33.90</text:p>
          </table:table-cell>
          <table:table-cell table:style-name="ce61" table:formula="of:=[.I41]^3/[.S41]" office:value-type="float" office:value="50.9734513274336" calcext:value-type="float">
            <text:p>50.97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6.69" calcext:value-type="float">
            <text:p>6.69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table:formula="of:=[.S41]/[.I41]" office:value-type="float" office:value="2.825" calcext:value-type="float">
            <text:p>2.83</text:p>
          </table:table-cell>
          <table:table-cell table:style-name="ce44" table:formula="of:=[.W41]/[.F41]" office:value-type="float" office:value="0.000882352941176471" calcext:value-type="float">
            <text:p>0.000882352941176471</text:p>
          </table:table-cell>
          <table:table-cell table:style-name="ce90" office:value-type="float" office:value="0.117169624803729" calcext:value-type="float">
            <text:p>0.117169624803729</text:p>
          </table:table-cell>
          <table:table-cell table:style-name="ce27" table:formula="of:=1/6*3.14*([.G41]^3-[.I41]^3)*[.F41]*0.0008" office:value-type="float" office:value="6759.65736936" calcext:value-type="float">
            <text:p>6,760</text:p>
          </table:table-cell>
          <table:table-cell table:style-name="ce44" table:number-columns-repeated="5"/>
          <table:table-cell office:value-type="float" office:value="0.833342581362008" calcext:value-type="float">
            <text:p>0.83334258136200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84" calcext:value-type="float">
            <text:p>0.84</text:p>
          </table:table-cell>
          <table:table-cell office:value-type="float" office:value="3.07" calcext:value-type="float">
            <text:p>3.07</text:p>
          </table:table-cell>
          <table:table-cell office:value-type="float" office:value="18.22" calcext:value-type="float">
            <text:p>18.22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822" calcext:value-type="float">
            <text:p>0.1822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5"/>
          <table:table-cell office:value-type="float" office:value="1.38470061682924" calcext:value-type="float">
            <text:p>1.3847006168292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office:value-type="float" office:value="16.91" calcext:value-type="float">
            <text:p>16.9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691" calcext:value-type="float">
            <text:p>0.1691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5"/>
          <table:table-cell office:value-type="float" office:value="0.704024638069462" calcext:value-type="float">
            <text:p>0.70402463806946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9" calcext:value-type="float">
            <text:p>0.29</text:p>
          </table:table-cell>
          <table:table-cell office:value-type="float" office:value="7.83" calcext:value-type="float">
            <text:p>7.83</text:p>
          </table:table-cell>
          <table:table-cell office:value-type="float" office:value="0.2" calcext:value-type="float">
            <text:p>0.2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33333333333333" calcext:value-type="float">
            <text:p>0.00133333333333333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5"/>
          <table:table-cell office:value-type="float" office:value="0.612346296430582" calcext:value-type="float">
            <text:p>0.61234629643058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23" calcext:value-type="float">
            <text:p>0.23</text:p>
          </table:table-cell>
          <table:table-cell office:value-type="float" office:value="4.07" calcext:value-type="float">
            <text:p>4.07</text:p>
          </table:table-cell>
          <table:table-cell office:value-type="float" office:value="0.37" calcext:value-type="float">
            <text:p>0.37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46666666666667" calcext:value-type="float">
            <text:p>0.00246666666666667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5"/>
          <table:table-cell office:value-type="float" office:value="0.650078348058692" calcext:value-type="float">
            <text:p>0.6500783480586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1.36" calcext:value-type="float">
            <text:p>1.36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" calcext:value-type="float">
            <text:p>0.08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5"/>
          <table:table-cell office:value-type="float" office:value="1.05371052483064" calcext:value-type="float">
            <text:p>1.0537105248306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17058823529412" calcext:value-type="float">
            <text:p>0.117058823529412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41059339701647" calcext:value-type="float">
            <text:p>1.41059339701647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23" calcext:value-type="float">
            <text:p>0.23</text:p>
          </table:table-cell>
          <table:table-cell office:value-type="float" office:value="5.14" calcext:value-type="float">
            <text:p>5.1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0.475210117329995" calcext:value-type="float">
            <text:p>0.475210117329995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7" calcext:value-type="float">
            <text:p>0.07</text:p>
          </table:table-cell>
          <table:table-cell office:value-type="float" office:value="7.45" calcext:value-type="float">
            <text:p>7.45</text:p>
          </table:table-cell>
          <table:table-cell office:value-type="float" office:value="1.4" calcext:value-type="float">
            <text:p>1.40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23529411764706" calcext:value-type="float">
            <text:p>0.082352941176470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26830312540358" calcext:value-type="float">
            <text:p>1.26830312540358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33" calcext:value-type="float">
            <text:p>0.33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2" calcext:value-type="float">
            <text:p>0.012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47554659875336" calcext:value-type="float">
            <text:p>1.47554659875336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51" calcext:value-type="float">
            <text:p>0.51</text:p>
          </table:table-cell>
          <table:table-cell office:value-type="float" office:value="5.94" calcext:value-type="float">
            <text:p>5.94</text:p>
          </table:table-cell>
          <table:table-cell office:value-type="float" office:value="2.5" calcext:value-type="float">
            <text:p>2.50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1" calcext:value-type="float">
            <text:p>0.1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0.71943476662706" calcext:value-type="float">
            <text:p>0.71943476662706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8" calcext:value-type="float">
            <text:p>0.18</text:p>
          </table:table-cell>
          <table:table-cell office:value-type="float" office:value="2.55" calcext:value-type="float">
            <text:p>2.55</text:p>
          </table:table-cell>
          <table:table-cell office:value-type="float" office:value="1.36" calcext:value-type="float">
            <text:p>1.36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272" calcext:value-type="float">
            <text:p>0.0272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852.1347072" calcext:value-type="float">
            <text:p>85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36570870793974" calcext:value-type="float">
            <text:p>1.36570870793974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9" calcext:value-type="float">
            <text:p>0.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5"/>
          <table:table-cell office:value-type="float" office:value="0.77212747594037" calcext:value-type="float">
            <text:p>0.77212747594037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60x_OD_7_70fps__exp003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54]-[.I54])/[.I54]/[.I54]" office:value-type="float" office:value="1.248" calcext:value-type="float">
            <text:p>1.25</text:p>
          </table:table-cell>
          <table:table-cell table:style-name="ce61" table:formula="of:=[.G54]-[.I54]" office:value-type="float" office:value="31.2" calcext:value-type="float">
            <text:p>31.20</text:p>
          </table:table-cell>
          <table:table-cell table:style-name="ce61" table:formula="of:=[.I54]^3/[.S54]" office:value-type="float" office:value="4.00641025641026" calcext:value-type="float">
            <text:p>4.01</text:p>
          </table:table-cell>
          <table:table-cell table:style-name="ce61" office:value-type="float" office:value="0.1" calcext:value-type="float">
            <text:p>0.10</text:p>
          </table:table-cell>
          <table:table-cell table:style-name="ce61" office:value-type="float" office:value="18.3" calcext:value-type="float">
            <text:p>18.30</text:p>
          </table:table-cell>
          <table:table-cell table:style-name="ce61" office:value-type="float" office:value="0.75" calcext:value-type="float">
            <text:p>0.75</text:p>
          </table:table-cell>
          <table:table-cell table:style-name="ce61" table:formula="of:=[.S54]/[.I54]" office:value-type="float" office:value="6.24" calcext:value-type="float">
            <text:p>6.24</text:p>
          </table:table-cell>
          <table:table-cell table:style-name="ce44" table:formula="of:=[.W54]/[.F54]" office:value-type="float" office:value="0.107142857142857" calcext:value-type="float">
            <text:p>0.107142857142857</text:p>
          </table:table-cell>
          <table:table-cell table:style-name="ce90" office:value-type="float" office:value="0.0711841481652193" calcext:value-type="float">
            <text:p>0.0711841481652193</text:p>
          </table:table-cell>
          <table:table-cell table:style-name="ce27" table:formula="of:=1/6*3.14*([.G54]^3-[.I54]^3)*[.F54]*0.0008" office:value-type="float" office:value="138.658420992" calcext:value-type="float">
            <text:p>139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504431883887175" calcext:value-type="float">
            <text:p>0.504431883887175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2.59" calcext:value-type="float">
            <text:p>2.59</text:p>
          </table:table-cell>
          <table:table-cell office:value-type="float" office:value="0.14" calcext:value-type="float">
            <text:p>0.14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2" calcext:value-type="float">
            <text:p>0.02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5"/>
          <table:table-cell office:value-type="float" office:value="0.888199780694299" calcext:value-type="float">
            <text:p>0.88819978069429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485714285714286" calcext:value-type="float">
            <text:p>0.0485714285714286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5"/>
          <table:table-cell office:value-type="float" office:value="0.891684184405318" calcext:value-type="float">
            <text:p>0.8916841844053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office:value-type="float" office:value="2.8" calcext:value-type="float">
            <text:p>2.80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7" calcext:value-type="float">
            <text:p>0.07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5"/>
          <table:table-cell office:value-type="float" office:value="0.268632110744561" calcext:value-type="float">
            <text:p>0.268632110744561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.09" calcext:value-type="float">
            <text:p>3.09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925" calcext:value-type="float">
            <text:p>0.0292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42" calcext:value-type="float">
            <text:p>0.42</text:p>
          </table:table-cell>
          <table:table-cell office:value-type="float" office:value="6.53" calcext:value-type="float">
            <text:p>6.53</text:p>
          </table:table-cell>
          <table:table-cell office:value-type="float" office:value="1.17" calcext:value-type="float">
            <text:p>1.17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355" calcext:value-type="float">
            <text:p>0.03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5"/>
          <table:table-cell office:value-type="float" office:value="0.833157465939102" calcext:value-type="float">
            <text:p>0.83315746593910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1.42" calcext:value-type="float">
            <text:p>1.42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355" calcext:value-type="float">
            <text:p>0.035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6.06" calcext:value-type="float">
            <text:p>6.06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515" calcext:value-type="float">
            <text:p>0.151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13" calcext:value-type="float">
            <text:p>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6.35" calcext:value-type="float">
            <text:p>6.35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875" calcext:value-type="float">
            <text:p>0.158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5"/>
          <table:table-cell office:value-type="float" office:value="1.42467458843287" calcext:value-type="float">
            <text:p>1.4246745884328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3" calcext:value-type="float">
            <text:p>0.13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84" calcext:value-type="float">
            <text:p>0.00584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5"/>
          <table:table-cell office:value-type="float" office:value="0.239162462585985" calcext:value-type="float">
            <text:p>0.23916246258598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0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9" calcext:value-type="float">
            <text:p>0.39</text:p>
          </table:table-cell>
          <table:table-cell office:value-type="float" office:value="2.59" calcext:value-type="float">
            <text:p>2.59</text:p>
          </table:table-cell>
          <table:table-cell office:value-type="float" office:value="12.63" calcext:value-type="float">
            <text:p>12.6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80428571428571" calcext:value-type="float">
            <text:p>0.180428571428571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5"/>
          <table:table-cell office:value-type="float" office:value="1.21753103538556" calcext:value-type="float">
            <text:p>1.2175310353855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2" calcext:value-type="float">
            <text:p>0.52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3" calcext:value-type="float">
            <text:p>0.013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5"/>
          <table:table-cell office:value-type="float" office:value="0.619634194306433" calcext:value-type="float">
            <text:p>0.61963419430643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12" calcext:value-type="float">
            <text:p>0.12</text:p>
          </table:table-cell>
          <table:table-cell office:value-type="float" office:value="2.68" calcext:value-type="float">
            <text:p>2.68</text:p>
          </table:table-cell>
          <table:table-cell office:value-type="float" office:value="0.78" calcext:value-type="float">
            <text:p>0.78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195" calcext:value-type="float">
            <text:p>0.0195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5"/>
          <table:table-cell office:value-type="float" office:value="0.941341270959919" calcext:value-type="float">
            <text:p>0.94134127095991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.1" calcext:value-type="float">
            <text:p>0.10</text:p>
          </table:table-cell>
          <table:table-cell office:value-type="float" office:value="2.55" calcext:value-type="float">
            <text:p>2.55</text:p>
          </table:table-cell>
          <table:table-cell office:value-type="float" office:value="0.5" calcext:value-type="float">
            <text:p>0.50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25" calcext:value-type="float">
            <text:p>0.012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5"/>
          <table:table-cell office:value-type="float" office:value="1.23451498896266" calcext:value-type="float">
            <text:p>1.2345149889626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12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office:value-type="float" office:value="0.56" calcext:value-type="float">
            <text:p>0.56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4" calcext:value-type="float">
            <text:p>0.014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5"/>
          <table:table-cell office:value-type="float" office:value="1.46152099452207" calcext:value-type="float">
            <text:p>1.4615209945220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6" calcext:value-type="float">
            <text:p>0.06</text:p>
          </table:table-cell>
          <table:table-cell office:value-type="float" office:value="7.53" calcext:value-type="float">
            <text:p>7.53</text:p>
          </table:table-cell>
          <table:table-cell office:value-type="float" office:value="0.67" calcext:value-type="float">
            <text:p>0.67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93333333333333" calcext:value-type="float">
            <text:p>0.0089333333333333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5"/>
          <table:table-cell office:value-type="float" office:value="1.0608942516619" calcext:value-type="float">
            <text:p>1.0608942516619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75_50fps_exp1001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/>
          <table:table-cell table:style-name="ce44" office:value-type="float" office:value="5.4" calcext:value-type="float">
            <text:p>5.4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style-name="ce61" table:formula="of:=([.G71]-[.I71])/[.I71]/[.I71]" office:value-type="float" office:value="1.18655692729767" calcext:value-type="float">
            <text:p>1.19</text:p>
          </table:table-cell>
          <table:table-cell table:style-name="ce61" table:formula="of:=[.G71]-[.I71]" office:value-type="float" office:value="34.6" calcext:value-type="float">
            <text:p>34.60</text:p>
          </table:table-cell>
          <table:table-cell table:style-name="ce61" table:formula="of:=[.I71]^3/[.S71]" office:value-type="float" office:value="4.55098265895954" calcext:value-type="float">
            <text:p>4.55</text:p>
          </table:table-cell>
          <table:table-cell table:style-name="ce61" office:value-type="float" office:value="0.03" calcext:value-type="float">
            <text:p>0.03</text:p>
          </table:table-cell>
          <table:table-cell table:style-name="ce61" office:value-type="float" office:value="19.6" calcext:value-type="float">
            <text:p>19.60</text:p>
          </table:table-cell>
          <table:table-cell table:style-name="ce61" office:value-type="float" office:value="1.67" calcext:value-type="float">
            <text:p>1.67</text:p>
          </table:table-cell>
          <table:table-cell table:style-name="ce61" table:formula="of:=[.S71]/[.I71]" office:value-type="float" office:value="6.40740740740741" calcext:value-type="float">
            <text:p>6.41</text:p>
          </table:table-cell>
          <table:table-cell table:style-name="ce44" table:formula="of:=[.W71]/[.F71]" office:value-type="float" office:value="0.0222666666666667" calcext:value-type="float">
            <text:p>0.0222666666666667</text:p>
          </table:table-cell>
          <table:table-cell table:style-name="ce90" office:value-type="float" office:value="0.0725899705645385" calcext:value-type="float">
            <text:p>0.0725899705645385</text:p>
          </table:table-cell>
          <table:table-cell table:style-name="ce27" table:formula="of:=1/6*3.14*([.G71]^3-[.I71]^3)*[.F71]*0.0008" office:value-type="float" office:value="2004.6556304" calcext:value-type="float">
            <text:p>2,005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719423288155568" calcext:value-type="float">
            <text:p>0.71942328815556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75_50fps_exp1002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6.7" calcext:value-type="float">
            <text:p>36.7</text:p>
          </table:table-cell>
          <table:table-cell table:style-name="ce44"/>
          <table:table-cell table:style-name="ce44" office:value-type="float" office:value="10.8" calcext:value-type="float">
            <text:p>10.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6.2" calcext:value-type="float">
            <text:p>6.2</text:p>
          </table:table-cell>
          <table:table-cell table:style-name="ce61" table:formula="of:=([.G72]-[.I72])/[.I72]/[.I72]" office:value-type="float" office:value="0.222050754458162" calcext:value-type="float">
            <text:p>0.22</text:p>
          </table:table-cell>
          <table:table-cell table:style-name="ce61" table:formula="of:=[.G72]-[.I72]" office:value-type="float" office:value="25.9" calcext:value-type="float">
            <text:p>25.90</text:p>
          </table:table-cell>
          <table:table-cell table:style-name="ce61" table:formula="of:=[.I72]^3/[.S72]" office:value-type="float" office:value="48.637528957529" calcext:value-type="float">
            <text:p>48.64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6.05" calcext:value-type="float">
            <text:p>6.05</text:p>
          </table:table-cell>
          <table:table-cell table:style-name="ce61" office:value-type="float" office:value="0.71" calcext:value-type="float">
            <text:p>0.71</text:p>
          </table:table-cell>
          <table:table-cell table:style-name="ce61" table:formula="of:=[.S72]/[.I72]" office:value-type="float" office:value="2.39814814814815" calcext:value-type="float">
            <text:p>2.40</text:p>
          </table:table-cell>
          <table:table-cell table:style-name="ce44" table:formula="of:=[.W72]/[.F72]" office:value-type="float" office:value="0.00946666666666667" calcext:value-type="float">
            <text:p>0.00946666666666667</text:p>
          </table:table-cell>
          <table:table-cell table:style-name="ce90" office:value-type="float" office:value="0.0979647901909661" calcext:value-type="float">
            <text:p>0.0979647901909661</text:p>
          </table:table-cell>
          <table:table-cell table:style-name="ce27" table:formula="of:=1/6*3.14*([.G72]^3-[.I72]^3)*[.F72]*0.0008" office:value-type="float" office:value="1512.5741414" calcext:value-type="float">
            <text:p>1,513</text:p>
          </table:table-cell>
          <table:table-cell table:style-name="ce44" table:number-columns-repeated="5"/>
          <table:table-cell office:value-type="float" office:value="1.18815623545667" calcext:value-type="float">
            <text:p>1.18815623545667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38" calcext:value-type="float">
            <text:p>0.38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0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225" calcext:value-type="float">
            <text:p>0.022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5"/>
          <table:table-cell office:value-type="float" office:value="1.38187715981057" calcext:value-type="float">
            <text:p>1.3818771598105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2.64" calcext:value-type="float">
            <text:p>2.64</text:p>
          </table:table-cell>
          <table:table-cell office:value-type="float" office:value="0.13" calcext:value-type="float">
            <text:p>0.13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1625" calcext:value-type="float">
            <text:p>0.001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5"/>
          <table:table-cell office:value-type="float" office:value="1.06241474554315" calcext:value-type="float">
            <text:p>1.06241474554315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80_50fps_exp1002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/>
          <table:table-cell table:style-name="ce44" office:value-type="float" office:value="18" calcext:value-type="float">
            <text:p>1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.5" calcext:value-type="float">
            <text:p>3.5</text:p>
          </table:table-cell>
          <table:table-cell table:style-name="ce61" table:formula="of:=([.G75]-[.I75])/[.I75]/[.I75]" office:value-type="float" office:value="0.141049382716049" calcext:value-type="float">
            <text:p>0.14</text:p>
          </table:table-cell>
          <table:table-cell table:style-name="ce61" table:formula="of:=[.G75]-[.I75]" office:value-type="float" office:value="45.7" calcext:value-type="float">
            <text:p>45.70</text:p>
          </table:table-cell>
          <table:table-cell table:style-name="ce61" table:formula="of:=[.I75]^3/[.S75]" office:value-type="float" office:value="127.614879649891" calcext:value-type="float">
            <text:p>127.61</text:p>
          </table:table-cell>
          <table:table-cell table:style-name="ce61" office:value-type="float" office:value="0.13" calcext:value-type="float">
            <text:p>0.13</text:p>
          </table:table-cell>
          <table:table-cell table:style-name="ce61" office:value-type="float" office:value="3.73" calcext:value-type="float">
            <text:p>3.73</text:p>
          </table:table-cell>
          <table:table-cell table:style-name="ce61" office:value-type="float" office:value="1.47" calcext:value-type="float">
            <text:p>1.47</text:p>
          </table:table-cell>
          <table:table-cell table:style-name="ce61" table:formula="of:=[.S75]/[.I75]" office:value-type="float" office:value="2.53888888888889" calcext:value-type="float">
            <text:p>2.54</text:p>
          </table:table-cell>
          <table:table-cell table:style-name="ce44" table:formula="of:=[.W75]/[.F75]" office:value-type="float" office:value="0.018375" calcext:value-type="float">
            <text:p>0.018375</text:p>
          </table:table-cell>
          <table:table-cell table:style-name="ce90" office:value-type="float" office:value="0.0269075922866681" calcext:value-type="float">
            <text:p>0.0269075922866681</text:p>
          </table:table-cell>
          <table:table-cell table:style-name="ce27" table:formula="of:=1/6*3.14*([.G75]^3-[.I75]^3)*[.F75]*0.0008" office:value-type="float" office:value="8461.85128981334" calcext:value-type="float">
            <text:p>8,462</text:p>
          </table:table-cell>
          <table:table-cell table:style-name="ce44" table:number-columns-repeated="5"/>
          <table:table-cell office:value-type="float" office:value="0.963223566478761" calcext:value-type="float">
            <text:p>0.963223566478761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/>
          <table:table-cell table:style-name="ce44" office:value-type="float" office:value="12.9" calcext:value-type="float">
            <text:p>12.9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7" calcext:value-type="float">
            <text:p>7</text:p>
          </table:table-cell>
          <table:table-cell table:style-name="ce61" table:formula="of:=([.G76]-[.I76])/[.I76]/[.I76]" office:value-type="float" office:value="0.226548885283336" calcext:value-type="float">
            <text:p>0.23</text:p>
          </table:table-cell>
          <table:table-cell table:style-name="ce61" table:formula="of:=[.G76]-[.I76]" office:value-type="float" office:value="37.7" calcext:value-type="float">
            <text:p>37.70</text:p>
          </table:table-cell>
          <table:table-cell table:style-name="ce61" table:formula="of:=[.I76]^3/[.S76]" office:value-type="float" office:value="56.9413527851459" calcext:value-type="float">
            <text:p>56.94</text:p>
          </table:table-cell>
          <table:table-cell table:style-name="ce61" office:value-type="float" office:value="0.33" calcext:value-type="float">
            <text:p>0.33</text:p>
          </table:table-cell>
          <table:table-cell table:style-name="ce61" office:value-type="float" office:value="4.77" calcext:value-type="float">
            <text:p>4.77</text:p>
          </table:table-cell>
          <table:table-cell table:style-name="ce61" office:value-type="float" office:value="3.01" calcext:value-type="float">
            <text:p>3.01</text:p>
          </table:table-cell>
          <table:table-cell table:style-name="ce61" table:formula="of:=[.S76]/[.I76]" office:value-type="float" office:value="2.92248062015504" calcext:value-type="float">
            <text:p>2.92</text:p>
          </table:table-cell>
          <table:table-cell table:style-name="ce44" table:formula="of:=[.W76]/[.F76]" office:value-type="float" office:value="0.0200666666666667" calcext:value-type="float">
            <text:p>0.0200666666666667</text:p>
          </table:table-cell>
          <table:table-cell table:style-name="ce90" office:value-type="float" office:value="0.0326174767382737" calcext:value-type="float">
            <text:p>0.0326174767382737</text:p>
          </table:table-cell>
          <table:table-cell table:style-name="ce27" table:formula="of:=1/6*3.14*([.G76]^3-[.I76]^3)*[.F76]*0.0008" office:value-type="float" office:value="8001.1926956" calcext:value-type="float">
            <text:p>8,001</text:p>
          </table:table-cell>
          <table:table-cell table:style-name="ce44" table:number-columns-repeated="5"/>
          <table:table-cell office:value-type="float" office:value="1.05326577426142" calcext:value-type="float">
            <text:p>1.05326577426142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001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64.7" calcext:value-type="float">
            <text:p>64.7</text:p>
          </table:table-cell>
          <table:table-cell table:style-name="ce44"/>
          <table:table-cell table:style-name="ce44" office:value-type="float" office:value="15.2" calcext:value-type="float">
            <text:p>15.2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" calcext:value-type="float">
            <text:p>3</text:p>
          </table:table-cell>
          <table:table-cell table:style-name="ce61" table:formula="of:=([.G77]-[.I77])/[.I77]/[.I77]" office:value-type="float" office:value="0.214248614958449" calcext:value-type="float">
            <text:p>0.21</text:p>
          </table:table-cell>
          <table:table-cell table:style-name="ce61" table:formula="of:=[.G77]-[.I77]" office:value-type="float" office:value="49.5" calcext:value-type="float">
            <text:p>49.50</text:p>
          </table:table-cell>
          <table:table-cell table:style-name="ce61" table:formula="of:=[.I77]^3/[.S77]" office:value-type="float" office:value="70.9456161616162" calcext:value-type="float">
            <text:p>70.95</text:p>
          </table:table-cell>
          <table:table-cell table:style-name="ce61" office:value-type="float" office:value="0.21" calcext:value-type="float">
            <text:p>0.21</text:p>
          </table:table-cell>
          <table:table-cell table:style-name="ce61" office:value-type="float" office:value="2.98" calcext:value-type="float">
            <text:p>2.98</text:p>
          </table:table-cell>
          <table:table-cell table:style-name="ce61" office:value-type="float" office:value="2.2" calcext:value-type="float">
            <text:p>2.20</text:p>
          </table:table-cell>
          <table:table-cell table:style-name="ce61" table:formula="of:=[.S77]/[.I77]" office:value-type="float" office:value="3.25657894736842" calcext:value-type="float">
            <text:p>3.26</text:p>
          </table:table-cell>
          <table:table-cell table:style-name="ce44" table:formula="of:=[.W77]/[.F77]" office:value-type="float" office:value="0.0146666666666667" calcext:value-type="float">
            <text:p>0.0146666666666667</text:p>
          </table:table-cell>
          <table:table-cell table:style-name="ce90" office:value-type="float" office:value="0.0626284890443663" calcext:value-type="float">
            <text:p>0.0626284890443663</text:p>
          </table:table-cell>
          <table:table-cell table:style-name="ce27" table:formula="of:=1/6*3.14*([.G77]^3-[.I77]^3)*[.F77]*0.0008" office:value-type="float" office:value="16788.211902" calcext:value-type="float">
            <text:p>16,788</text:p>
          </table:table-cell>
          <table:table-cell table:style-name="ce44" table:number-columns-repeated="5"/>
          <table:table-cell office:value-type="float" office:value="0.787484879893625" calcext:value-type="float">
            <text:p>0.787484879893625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002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4.4" calcext:value-type="float">
            <text:p>24.4</text:p>
          </table:table-cell>
          <table:table-cell table:style-name="ce44"/>
          <table:table-cell table:style-name="ce44" office:value-type="float" office:value="10.7" calcext:value-type="float">
            <text:p>10.7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.9" calcext:value-type="float">
            <text:p>4.9</text:p>
          </table:table-cell>
          <table:table-cell table:style-name="ce61" table:formula="of:=([.G78]-[.I78])/[.I78]/[.I78]" office:value-type="float" office:value="0.11966110577343" calcext:value-type="float">
            <text:p>0.12</text:p>
          </table:table-cell>
          <table:table-cell table:style-name="ce61" table:formula="of:=[.G78]-[.I78]" office:value-type="float" office:value="13.7" calcext:value-type="float">
            <text:p>13.70</text:p>
          </table:table-cell>
          <table:table-cell table:style-name="ce61" table:formula="of:=[.I78]^3/[.S78]" office:value-type="float" office:value="89.419197080292" calcext:value-type="float">
            <text:p>89.42</text:p>
          </table:table-cell>
          <table:table-cell table:style-name="ce61" office:value-type="float" office:value="0.07" calcext:value-type="float">
            <text:p>0.07</text:p>
          </table:table-cell>
          <table:table-cell table:style-name="ce61" office:value-type="float" office:value="4.79" calcext:value-type="float">
            <text:p>4.79</text:p>
          </table:table-cell>
          <table:table-cell table:style-name="ce61" office:value-type="float" office:value="0.17" calcext:value-type="float">
            <text:p>0.17</text:p>
          </table:table-cell>
          <table:table-cell table:style-name="ce61" table:formula="of:=[.S78]/[.I78]" office:value-type="float" office:value="1.2803738317757" calcext:value-type="float">
            <text:p>1.28</text:p>
          </table:table-cell>
          <table:table-cell table:style-name="ce44" table:formula="of:=[.W78]/[.F78]" office:value-type="float" office:value="0.00113333333333333" calcext:value-type="float">
            <text:p>0.00113333333333333</text:p>
          </table:table-cell>
          <table:table-cell table:style-name="ce90" office:value-type="float" office:value="0.0324515145367639" calcext:value-type="float">
            <text:p>0.0324515145367639</text:p>
          </table:table-cell>
          <table:table-cell table:style-name="ce27" table:formula="of:=1/6*3.14*([.G78]^3-[.I78]^3)*[.F78]*0.0008" office:value-type="float" office:value="835.3493348" calcext:value-type="float">
            <text:p>835</text:p>
          </table:table-cell>
          <table:table-cell table:style-name="ce44" table:number-columns-repeated="5"/>
          <table:table-cell office:value-type="float" office:value="1.16414709178697" calcext:value-type="float">
            <text:p>1.16414709178697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office:value-type="float" office:value="0.24" calcext:value-type="float">
            <text:p>0.24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24" calcext:value-type="float">
            <text:p>0.024</text:p>
          </table:table-cell>
          <table:table-cell table:style-name="ce24"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5"/>
          <table:table-cell office:value-type="float" office:value="0.986628730240939" calcext:value-type="float">
            <text:p>0.98662873024093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3" calcext:value-type="float">
            <text:p>0.13</text:p>
          </table:table-cell>
          <table:table-cell office:value-type="float" office:value="6.06" calcext:value-type="float">
            <text:p>6.06</text:p>
          </table:table-cell>
          <table:table-cell office:value-type="float" office:value="0.72" calcext:value-type="float">
            <text:p>0.72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3" calcext:value-type="float">
            <text:p>0.03</text:p>
          </table:table-cell>
          <table:table-cell table:style-name="ce25"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5"/>
          <table:table-cell office:value-type="float" office:value="1.10537049251918" calcext:value-type="float">
            <text:p>1.105370492519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12" calcext:value-type="float">
            <text:p>0.12</text:p>
          </table:table-cell>
          <table:table-cell office:value-type="float" office:value="9.73" calcext:value-type="float">
            <text:p>9.73</text:p>
          </table:table-cell>
          <table:table-cell office:value-type="float" office:value="1.66" calcext:value-type="float">
            <text:p>1.66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91666666666667" calcext:value-type="float">
            <text:p>0.0691666666666667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5"/>
          <table:table-cell office:value-type="float" office:value="1.18248782097255" calcext:value-type="float">
            <text:p>1.1824878209725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8" calcext:value-type="float">
            <text:p>0.08</text:p>
          </table:table-cell>
          <table:table-cell office:value-type="float" office:value="14.09" calcext:value-type="float">
            <text:p>14.09</text:p>
          </table:table-cell>
          <table:table-cell office:value-type="float" office:value="1.73" calcext:value-type="float">
            <text:p>1.7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20833333333333" calcext:value-type="float">
            <text:p>0.07208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5"/>
          <table:table-cell office:value-type="float" office:value="0.933665130391676" calcext:value-type="float">
            <text:p>0.93366513039167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75" calcext:value-type="float">
            <text:p>0.007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5"/>
          <table:table-cell office:value-type="float" office:value="0.893169914906005" calcext:value-type="float">
            <text:p>0.89316991490600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19" calcext:value-type="float">
            <text:p>0.19</text:p>
          </table:table-cell>
          <table:table-cell office:value-type="float" office:value="2.14" calcext:value-type="float">
            <text:p>2.14</text:p>
          </table:table-cell>
          <table:table-cell office:value-type="float" office:value="0.82" calcext:value-type="float">
            <text:p>0.82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341666666666667" calcext:value-type="float">
            <text:p>0.0341666666666667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5"/>
          <table:table-cell office:value-type="float" office:value="1.02822527742342" calcext:value-type="float">
            <text:p>1.02822527742342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OD24_211220_50fps_exp1005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4.6" calcext:value-type="float">
            <text:p>44.6</text:p>
          </table:table-cell>
          <table:table-cell table:style-name="ce44"/>
          <table:table-cell table:style-name="ce44" office:value-type="float" office:value="32.3" calcext:value-type="float">
            <text:p>32.3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85]-[.I85])/[.I85]/[.I85]" office:value-type="float" office:value="0.0117896270452127" calcext:value-type="float">
            <text:p>0.01</text:p>
          </table:table-cell>
          <table:table-cell table:style-name="ce61" table:formula="of:=[.G85]-[.I85]" office:value-type="float" office:value="12.3" calcext:value-type="float">
            <text:p>12.30</text:p>
          </table:table-cell>
          <table:table-cell table:style-name="ce61" table:formula="of:=[.I85]^3/[.S85]" office:value-type="float" office:value="2739.69650406504" calcext:value-type="float">
            <text:p>2739.70</text:p>
          </table:table-cell>
          <table:table-cell table:style-name="ce61" office:value-type="float" office:value="0.12" calcext:value-type="float">
            <text:p>0.12</text:p>
          </table:table-cell>
          <table:table-cell table:style-name="ce61" office:value-type="float" office:value="3.49" calcext:value-type="float">
            <text:p>3.49</text:p>
          </table:table-cell>
          <table:table-cell table:style-name="ce61" office:value-type="float" office:value="1.26" calcext:value-type="float">
            <text:p>1.26</text:p>
          </table:table-cell>
          <table:table-cell table:style-name="ce61" table:formula="of:=[.S85]/[.I85]" office:value-type="float" office:value="0.380804953560372" calcext:value-type="float">
            <text:p>0.38</text:p>
          </table:table-cell>
          <table:table-cell table:style-name="ce44" table:formula="of:=[.W85]/[.F85]" office:value-type="float" office:value="0.0525" calcext:value-type="float">
            <text:p>0.0525</text:p>
          </table:table-cell>
          <table:table-cell table:style-name="ce90" office:value-type="float" office:value="0.0204873758193426" calcext:value-type="float">
            <text:p>0.0204873758193426</text:p>
          </table:table-cell>
          <table:table-cell table:style-name="ce27" table:formula="of:=1/6*3.14*([.G85]^3-[.I85]^3)*[.F85]*0.0008" office:value-type="float" office:value="552.823566912" calcext:value-type="float">
            <text:p>55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910986303398794" calcext:value-type="float">
            <text:p>0.91098630339879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2.67" calcext:value-type="float">
            <text:p>2.67</text:p>
          </table:table-cell>
          <table:table-cell office:value-type="float" office:value="1.85" calcext:value-type="float">
            <text:p>1.85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616666666666667" calcext:value-type="float">
            <text:p>0.0616666666666667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5"/>
          <table:table-cell office:value-type="float" office:value="0.681574093428629" calcext:value-type="float">
            <text:p>0.68157409342862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 office:value-type="float" office:value="0.36" calcext:value-type="float">
            <text:p>0.36</text:p>
          </table:table-cell>
          <table:table-cell office:value-type="float" office:value="4.35" calcext:value-type="float">
            <text:p>4.35</text:p>
          </table:table-cell>
          <table:table-cell office:value-type="float" office:value="0.64" calcext:value-type="float">
            <text:p>0.64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213333333333333" calcext:value-type="float">
            <text:p>0.0213333333333333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5"/>
          <table:table-cell office:value-type="float" office:value="0.993902960706875" calcext:value-type="float">
            <text:p>0.99390296070687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 office:value-type="float" office:value="0.1" calcext:value-type="float">
            <text:p>0.10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1" calcext:value-type="float">
            <text:p>0.001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5"/>
          <table:table-cell office:value-type="float" office:value="0.828550524720135" calcext:value-type="float">
            <text:p>0.82855052472013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 office:value-type="float" office:value="0.16" calcext:value-type="float">
            <text:p>0.16</text:p>
          </table:table-cell>
          <table:table-cell office:value-type="float" office:value="4.28" calcext:value-type="float">
            <text:p>4.28</text:p>
          </table:table-cell>
          <table:table-cell office:value-type="float" office:value="1.44" calcext:value-type="float">
            <text:p>1.44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48" calcext:value-type="float">
            <text:p>0.048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5"/>
          <table:table-cell office:value-type="float" office:value="1.25924232345427" calcext:value-type="float">
            <text:p>1.2592423234542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 office:value-type="float" office:value="0.22" calcext:value-type="float">
            <text:p>0.22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463333333333333" calcext:value-type="float">
            <text:p>0.046333333333333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5"/>
          <table:table-cell office:value-type="float" office:value="1.08173240218848" calcext:value-type="float">
            <text:p>1.0817324021884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 office:value-type="float" office:value="0.24" calcext:value-type="float">
            <text:p>0.24</text:p>
          </table:table-cell>
          <table:table-cell office:value-type="float" office:value="3.03" calcext:value-type="float">
            <text:p>3.03</text:p>
          </table:table-cell>
          <table:table-cell office:value-type="float" office:value="4.99" calcext:value-type="float">
            <text:p>4.99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166333333333333" calcext:value-type="float">
            <text:p>0.166333333333333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5"/>
          <table:table-cell office:value-type="float" office:value="1.35976436777138" calcext:value-type="float">
            <text:p>1.3597643677713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 office:value-type="float" office:value="0.17" calcext:value-type="float">
            <text:p>0.17</text:p>
          </table:table-cell>
          <table:table-cell office:value-type="float" office:value="1.5" calcext:value-type="float">
            <text:p>1.50</text:p>
          </table:table-cell>
          <table:table-cell office:value-type="float" office:value="2.05" calcext:value-type="float">
            <text:p>2.05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455555555555556" calcext:value-type="float">
            <text:p>0.0455555555555556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5"/>
          <table:table-cell office:value-type="float" office:value="1.11240203225992" calcext:value-type="float">
            <text:p>1.112402032259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 office:value-type="float" office:value="0.41" calcext:value-type="float">
            <text:p>0.41</text:p>
          </table:table-cell>
          <table:table-cell office:value-type="float" office:value="3.02" calcext:value-type="float">
            <text:p>3.02</text:p>
          </table:table-cell>
          <table:table-cell office:value-type="float" office:value="2.05" calcext:value-type="float">
            <text:p>2.05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455555555555556" calcext:value-type="float">
            <text:p>0.04555555555555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5"/>
          <table:table-cell office:value-type="float" office:value="0.870421774070576" calcext:value-type="float">
            <text:p>0.87042177407057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 office:value-type="float" office:value="0.1" calcext:value-type="float">
            <text:p>0.10</text:p>
          </table:table-cell>
          <table:table-cell office:value-type="float" office:value="5.13" calcext:value-type="float">
            <text:p>5.13</text:p>
          </table:table-cell>
          <table:table-cell office:value-type="float" office:value="2.12" calcext:value-type="float">
            <text:p>2.12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471111111111111" calcext:value-type="float">
            <text:p>0.0471111111111111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5"/>
          <table:table-cell office:value-type="float" office:value="1.4048595966822" calcext:value-type="float">
            <text:p>1.404859596682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12.56" calcext:value-type="float">
            <text:p>12.56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279111111111111" calcext:value-type="float">
            <text:p>0.279111111111111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5"/>
          <table:table-cell office:value-type="float" office:value="1.07279706694142" calcext:value-type="float">
            <text:p>1.0727970669414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933333333333333" calcext:value-type="float">
            <text:p>0.00933333333333333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5"/>
          <table:table-cell office:value-type="float" office:value="0.981510826160542" calcext:value-type="float">
            <text:p>0.98151082616054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 office:value-type="float" office:value="0.21" calcext:value-type="float">
            <text:p>0.21</text:p>
          </table:table-cell>
          <table:table-cell office:value-type="float" office:value="2.04" calcext:value-type="float">
            <text:p>2.04</text:p>
          </table:table-cell>
          <table:table-cell office:value-type="float" office:value="9.7" calcext:value-type="float">
            <text:p>9.7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215555555555556" calcext:value-type="float">
            <text:p>0.215555555555556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5"/>
          <table:table-cell office:value-type="float" office:value="1.0595121229137" calcext:value-type="float">
            <text:p>1.0595121229137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OD45_211220_50fps_exp_1007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73.3" calcext:value-type="float">
            <text:p>73.3</text:p>
          </table:table-cell>
          <table:table-cell table:style-name="ce44"/>
          <table:table-cell table:style-name="ce44" office:value-type="float" office:value="43.8" calcext:value-type="float">
            <text:p>43.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.3" calcext:value-type="float">
            <text:p>2.3</text:p>
          </table:table-cell>
          <table:table-cell table:style-name="ce44"/>
          <table:table-cell table:style-name="ce61" table:formula="of:=([.G98]-[.I98])/[.I98]/[.I98]" office:value-type="float" office:value="0.0153770772085653" calcext:value-type="float">
            <text:p>0.02</text:p>
          </table:table-cell>
          <table:table-cell table:style-name="ce61" table:formula="of:=[.G98]-[.I98]" office:value-type="float" office:value="29.5" calcext:value-type="float">
            <text:p>29.50</text:p>
          </table:table-cell>
          <table:table-cell table:style-name="ce61" table:formula="of:=[.I98]^3/[.S98]" office:value-type="float" office:value="2848.39566101695" calcext:value-type="float">
            <text:p>2848.40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.04" calcext:value-type="float">
            <text:p>1.04</text:p>
          </table:table-cell>
          <table:table-cell table:style-name="ce61" office:value-type="float" office:value="1.05" calcext:value-type="float">
            <text:p>1.05</text:p>
          </table:table-cell>
          <table:table-cell table:style-name="ce61" table:formula="of:=[.S98]/[.I98]" office:value-type="float" office:value="0.67351598173516" calcext:value-type="float">
            <text:p>0.67</text:p>
          </table:table-cell>
          <table:table-cell table:style-name="ce44" table:formula="of:=[.W98]/[.F98]" office:value-type="float" office:value="0.0233333333333333" calcext:value-type="float">
            <text:p>0.0233333333333333</text:p>
          </table:table-cell>
          <table:table-cell table:style-name="ce90" office:value-type="float" office:value="0.0595781691499682" calcext:value-type="float">
            <text:p>0.0595781691499682</text:p>
          </table:table-cell>
          <table:table-cell table:style-name="ce27" table:formula="of:=1/6*3.14*([.G98]^3-[.I98]^3)*[.F98]*0.0008" office:value-type="float" office:value="5836.7293086" calcext:value-type="float">
            <text:p>5,837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46287861340114" calcext:value-type="float">
            <text:p>1.4628786134011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office:value-type="float" office:value="5.61" calcext:value-type="float">
            <text:p>5.61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374" calcext:value-type="float">
            <text:p>0.037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5"/>
          <table:table-cell office:value-type="float" office:value="0.994981581138051" calcext:value-type="float">
            <text:p>0.994981581138051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 office:value-type="float" office:value="0" calcext:value-type="float">
            <text:p>0.00</text:p>
          </table:table-cell>
          <table:table-cell office:value-type="float" office:value="6.23" calcext:value-type="float">
            <text:p>6.23</text:p>
          </table:table-cell>
          <table:table-cell office:value-type="float" office:value="0.26" calcext:value-type="float">
            <text:p>0.26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173333333333333" calcext:value-type="float">
            <text:p>0.00173333333333333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5"/>
          <table:table-cell office:value-type="float" office:value="0.184085870824656" calcext:value-type="float">
            <text:p>0.18408587082465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 office:value-type="float" office:value="0.15" calcext:value-type="float">
            <text:p>0.15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94" calcext:value-type="float">
            <text:p>0.0094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5"/>
          <table:table-cell office:value-type="float" office:value="0.689552427285326" calcext:value-type="float">
            <text:p>0.68955242728532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 office:value-type="float" office:value="0.06" calcext:value-type="float">
            <text:p>0.06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933333333333333" calcext:value-type="float">
            <text:p>0.000933333333333333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5"/>
          <table:table-cell office:value-type="float" office:value="0.786134939031338" calcext:value-type="float">
            <text:p>0.78613493903133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 office:value-type="float" office:value="0.1" calcext:value-type="float">
            <text:p>0.10</text:p>
          </table:table-cell>
          <table:table-cell office:value-type="float" office:value="3.55" calcext:value-type="float">
            <text:p>3.55</text:p>
          </table:table-cell>
          <table:table-cell office:value-type="float" office:value="0.02" calcext:value-type="float">
            <text:p>0.02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8" calcext:value-type="float">
            <text:p>0.0008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5"/>
          <table:table-cell office:value-type="float" office:value="0.953065948864373" calcext:value-type="float">
            <text:p>0.95306594886437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 office:value-type="float" office:value="0.03" calcext:value-type="float">
            <text:p>0.03</text:p>
          </table:table-cell>
          <table:table-cell office:value-type="float" office:value="9.69" calcext:value-type="float">
            <text:p>9.69</text:p>
          </table:table-cell>
          <table:table-cell office:value-type="float" office:value="1.05" calcext:value-type="float">
            <text:p>1.05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42" calcext:value-type="float">
            <text:p>0.042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5"/>
          <table:table-cell office:value-type="float" office:value="1.93047584976732" calcext:value-type="float">
            <text:p>1.9304758497673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 office:value-type="float" office:value="0" calcext:value-type="float">
            <text:p>0.00</text:p>
          </table:table-cell>
          <table:table-cell office:value-type="float" office:value="2.19" calcext:value-type="float">
            <text:p>2.19</text:p>
          </table:table-cell>
          <table:table-cell office:value-type="float" office:value="0.59" calcext:value-type="float">
            <text:p>0.59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236" calcext:value-type="float">
            <text:p>0.0236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5"/>
          <table:table-cell office:value-type="float" office:value="0.711962709547815" calcext:value-type="float">
            <text:p>0.71196270954781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 office:value-type="float" office:value="0.5" calcext:value-type="float">
            <text:p>0.50</text:p>
          </table:table-cell>
          <table:table-cell office:value-type="float" office:value="0.98" calcext:value-type="float">
            <text:p>0.98</text:p>
          </table:table-cell>
          <table:table-cell office:value-type="float" office:value="2.61" calcext:value-type="float">
            <text:p>2.61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237272727272727" calcext:value-type="float">
            <text:p>0.023727272727272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5"/>
          <table:table-cell office:value-type="float" office:value="0.843800268964426" calcext:value-type="float">
            <text:p>0.843800268964426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exp_od110_60x_50fps_1001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" calcext:value-type="float">
            <text:p>97</text:p>
          </table:table-cell>
          <table:table-cell table:style-name="ce44"/>
          <table:table-cell table:style-name="ce44" office:value-type="float" office:value="44.1" calcext:value-type="float">
            <text:p>44.1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.6" calcext:value-type="float">
            <text:p>1.6</text:p>
          </table:table-cell>
          <table:table-cell table:style-name="ce61" table:formula="of:=([.G107]-[.I107])/[.I107]/[.I107]" office:value-type="float" office:value="0.0272006005728066" calcext:value-type="float">
            <text:p>0.03</text:p>
          </table:table-cell>
          <table:table-cell table:style-name="ce61" table:formula="of:=[.G107]-[.I107]" office:value-type="float" office:value="52.9" calcext:value-type="float">
            <text:p>52.90</text:p>
          </table:table-cell>
          <table:table-cell table:style-name="ce61" table:formula="of:=[.I107]^3/[.S107]" office:value-type="float" office:value="1621.287731569" calcext:value-type="float">
            <text:p>1621.29</text:p>
          </table:table-cell>
          <table:table-cell table:number-columns-repeated="2" table:style-name="ce61" office:value-type="float" office:value="0.47" calcext:value-type="float">
            <text:p>0.47</text:p>
          </table:table-cell>
          <table:table-cell table:style-name="ce61" office:value-type="float" office:value="34.66" calcext:value-type="float">
            <text:p>34.66</text:p>
          </table:table-cell>
          <table:table-cell table:style-name="ce61" table:formula="of:=[.S107]/[.I107]" office:value-type="float" office:value="1.19954648526077" calcext:value-type="float">
            <text:p>1.20</text:p>
          </table:table-cell>
          <table:table-cell table:style-name="ce44" table:formula="of:=[.W107]/[.F107]" office:value-type="float" office:value="0.315090909090909" calcext:value-type="float">
            <text:p>0.315090909090909</text:p>
          </table:table-cell>
          <table:table-cell table:style-name="ce90" office:value-type="float" office:value="0.030459252985614" calcext:value-type="float">
            <text:p>0.030459252985614</text:p>
          </table:table-cell>
          <table:table-cell table:style-name="ce27" table:formula="of:=1/6*3.14*([.G107]^3-[.I107]^3)*[.F107]*0.0008" office:value-type="float" office:value="38081.8181342133" calcext:value-type="float">
            <text:p>38,082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17106218368952" calcext:value-type="float">
            <text:p>1.17106218368952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 office:value-type="float" office:value="0.34" calcext:value-type="float">
            <text:p>0.34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139090909090909" calcext:value-type="float">
            <text:p>0.013909090909090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5"/>
          <table:table-cell office:value-type="float" office:value="0.804134438060426" calcext:value-type="float">
            <text:p>0.80413443806042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 office:value-type="float" office:value="0.07" calcext:value-type="float">
            <text:p>0.07</text:p>
          </table:table-cell>
          <table:table-cell office:value-type="float" office:value="1.73" calcext:value-type="float">
            <text:p>1.73</text:p>
          </table:table-cell>
          <table:table-cell office:value-type="float" office:value="15.58" calcext:value-type="float">
            <text:p>15.58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141636363636364" calcext:value-type="float">
            <text:p>0.141636363636364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5"/>
          <table:table-cell office:value-type="float" office:value="1.22942243398906" calcext:value-type="float">
            <text:p>1.2294224339890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 office:value-type="float" office:value="0.25" calcext:value-type="float">
            <text:p>0.25</text:p>
          </table:table-cell>
          <table:table-cell office:value-type="float" office:value="1.57" calcext:value-type="float">
            <text:p>1.57</text:p>
          </table:table-cell>
          <table:table-cell office:value-type="float" office:value="22.31" calcext:value-type="float">
            <text:p>22.31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17848" calcext:value-type="float">
            <text:p>0.17848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5"/>
          <table:table-cell office:value-type="float" office:value="1.08946193824607" calcext:value-type="float">
            <text:p>1.0894619382460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0</text:p>
          </table:table-cell>
          <table:table-cell office:value-type="float" office:value="1.12" calcext:value-type="float">
            <text:p>1.12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896" calcext:value-type="float">
            <text:p>0.00896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5"/>
          <table:table-cell office:value-type="float" office:value="1.04491211387344" calcext:value-type="float">
            <text:p>1.0449121138734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17.11" calcext:value-type="float">
            <text:p>17.11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13688" calcext:value-type="float">
            <text:p>0.13688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5"/>
          <table:table-cell office:value-type="float" office:value="0.972356889846892" calcext:value-type="float">
            <text:p>0.9723568898468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 office:value-type="float" office:value="0.5" calcext:value-type="float">
            <text:p>0.50</text:p>
          </table:table-cell>
          <table:table-cell office:value-type="float" office:value="0.99" calcext:value-type="float">
            <text:p>0.99</text:p>
          </table:table-cell>
          <table:table-cell office:value-type="float" office:value="6.3" calcext:value-type="float">
            <text:p>6.30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504" calcext:value-type="float">
            <text:p>0.0504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5"/>
          <table:table-cell office:value-type="float" office:value="0.717678653719113" calcext:value-type="float">
            <text:p>0.71767865371911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117058823529412" calcext:value-type="float">
            <text:p>0.117058823529412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5"/>
          <table:table-cell office:value-type="float" office:value="1.41059339701647" calcext:value-type="float">
            <text:p>1.4105933970164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.00</text:p>
          </table:table-cell>
          <table:table-cell office:value-type="float" office:value="1.11" calcext:value-type="float">
            <text:p>1.11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181967213114754" calcext:value-type="float">
            <text:p>0.0181967213114754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5"/>
          <table:table-cell office:value-type="float" office:value="0.459936539228618" calcext:value-type="float">
            <text:p>0.4599365392286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 office:value-type="float" office:value="0.3" calcext:value-type="float">
            <text:p>0.30</text:p>
          </table:table-cell>
          <table:table-cell office:value-type="float" office:value="12.23" calcext:value-type="float">
            <text:p>12.23</text:p>
          </table:table-cell>
          <table:table-cell office:value-type="float" office:value="5.66" calcext:value-type="float">
            <text:p>5.66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681927710843374" calcext:value-type="float">
            <text:p>0.0681927710843374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5"/>
          <table:table-cell office:value-type="float" office:value="2.39565164913779" calcext:value-type="float">
            <text:p>2.3956516491377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4.04" calcext:value-type="float">
            <text:p>4.04</text:p>
          </table:table-cell>
          <table:table-cell office:value-type="float" office:value="8.79" calcext:value-type="float">
            <text:p>8.79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105903614457831" calcext:value-type="float">
            <text:p>0.105903614457831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24607930974473" calcext:value-type="float">
            <text:p>0.724607930974473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5-31" calcext:value-type="date">
            <text:p>05/31/2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29.87" calcext:value-type="float">
            <text:p>129.87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 office:value-type="float" office:value="82.59" calcext:value-type="float">
            <text:p>82.59</text:p>
          </table:table-cell>
          <table:table-cell table:style-name="ce44" office:value-type="float" office:value="1.1" calcext:value-type="float">
            <text:p>1.1</text:p>
          </table:table-cell>
          <table:table-cell table:style-name="ce44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266" calcext:value-type="float">
            <text:p>266</text:p>
          </table:table-cell>
          <table:table-cell table:style-name="ce44" table:number-columns-repeated="2"/>
          <table:table-cell table:style-name="ce61" table:formula="of:=([.G118]-[.I118])/[.I118]/[.I118]" office:value-type="float" office:value="0.00693142511551752" calcext:value-type="float">
            <text:p>0.01</text:p>
          </table:table-cell>
          <table:table-cell table:style-name="ce61" table:formula="of:=[.G118]-[.I118]" office:value-type="float" office:value="47.28" calcext:value-type="float">
            <text:p>47.28</text:p>
          </table:table-cell>
          <table:table-cell table:style-name="ce61" table:formula="of:=[.I118]^3/[.S118]" office:value-type="float" office:value="11915.2986036168" calcext:value-type="float">
            <text:p>11915.30</text:p>
          </table:table-cell>
          <table:table-cell table:style-name="ce61"/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86" calcext:value-type="float">
            <text:p>0.86</text:p>
          </table:table-cell>
          <table:table-cell table:style-name="ce61" table:formula="of:=[.S118]/[.I118]" office:value-type="float" office:value="0.572466400290592" calcext:value-type="float">
            <text:p>0.57</text:p>
          </table:table-cell>
          <table:table-cell table:style-name="ce44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44" office:value-type="float" office:value="5.25" calcext:value-type="float">
            <text:p>5.25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1.0675475290448" calcext:value-type="float">
            <text:p>1.0675475290448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0.08" calcext:value-type="float">
            <text:p>60.08</text:p>
          </table:table-cell>
          <table:table-cell table:style-name="ce54" office:value-type="float" office:value="0.64" calcext:value-type="float">
            <text:p>0.64</text:p>
          </table:table-cell>
          <table:table-cell table:style-name="ce54" office:value-type="float" office:value="15.26" calcext:value-type="float">
            <text:p>15.26</text:p>
          </table:table-cell>
          <table:table-cell table:style-name="ce54" office:value-type="float" office:value="0.38" calcext:value-type="float">
            <text:p>0.38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.88" calcext:value-type="float">
            <text:p>2.8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57894736842105" calcext:value-type="float">
            <text:p>0.0757894736842105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4"/>
          <table:table-cell office:value-type="float" office:value="1.1640145676725" calcext:value-type="float">
            <text:p>1.1640145676725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6.32" calcext:value-type="float">
            <text:p>66.32</text:p>
          </table:table-cell>
          <table:table-cell table:style-name="ce54" office:value-type="float" office:value="0.49" calcext:value-type="float">
            <text:p>0.49</text:p>
          </table:table-cell>
          <table:table-cell table:style-name="ce54" office:value-type="float" office:value="11.99" calcext:value-type="float">
            <text:p>11.99</text:p>
          </table:table-cell>
          <table:table-cell table:style-name="ce54" office:value-type="float" office:value="0.38" calcext:value-type="float">
            <text:p>0.38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1.95" calcext:value-type="float">
            <text:p>1.9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875" calcext:value-type="float">
            <text:p>0.0487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4"/>
          <table:table-cell office:value-type="float" office:value="0.910550512298789" calcext:value-type="float">
            <text:p>0.910550512298789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77.15" calcext:value-type="float">
            <text:p>77.15</text:p>
          </table:table-cell>
          <table:table-cell table:style-name="ce52" office:value-type="float" office:value="0.59" calcext:value-type="float">
            <text:p>0.59</text:p>
          </table:table-cell>
          <table:table-cell table:style-name="ce52" office:value-type="float" office:value="28.99" calcext:value-type="float">
            <text:p>28.99</text:p>
          </table:table-cell>
          <table:table-cell table:style-name="ce52" office:value-type="float" office:value="0.41" calcext:value-type="float">
            <text:p>0.41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27" calcext:value-type="float">
            <text:p>0.27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1.64" calcext:value-type="float">
            <text:p>1.64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41" calcext:value-type="float">
            <text:p>0.041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0.941660277634646" calcext:value-type="float">
            <text:p>0.941660277634646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5-31" calcext:value-type="date">
            <text:p>05/31/22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84.76" calcext:value-type="float">
            <text:p>184.76</text:p>
          </table:table-cell>
          <table:table-cell table:style-name="ce53" office:value-type="float" office:value="0.79" calcext:value-type="float">
            <text:p>0.79</text:p>
          </table:table-cell>
          <table:table-cell table:style-name="ce53" office:value-type="float" office:value="37.01" calcext:value-type="float">
            <text:p>37.01</text:p>
          </table:table-cell>
          <table:table-cell table:style-name="ce53" office:value-type="float" office:value="0.82" calcext:value-type="float">
            <text:p>0.82</text:p>
          </table:table-cell>
          <table:table-cell table:style-name="ce53"/>
          <table:table-cell table:style-name="ce44" office:value-type="string" calcext:value-type="string">
            <text:p>XZ</text:p>
          </table:table-cell>
          <table:table-cell table:style-name="ce53"/>
          <table:table-cell table:style-name="ce44" office:value-type="float" office:value="385" calcext:value-type="float">
            <text:p>385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table:number-columns-repeated="2"/>
          <table:table-cell table:style-name="ce61" table:formula="of:=([.G122]-[.I122])/[.I122]/[.I122]" office:value-type="float" office:value="0.107867178598334" calcext:value-type="float">
            <text:p>0.11</text:p>
          </table:table-cell>
          <table:table-cell table:style-name="ce61" table:formula="of:=[.G122]-[.I122]" office:value-type="float" office:value="147.75" calcext:value-type="float">
            <text:p>147.75</text:p>
          </table:table-cell>
          <table:table-cell table:style-name="ce61" table:formula="of:=[.I122]^3/[.S122]" office:value-type="float" office:value="343.107147891709" calcext:value-type="float">
            <text:p>343.11</text:p>
          </table:table-cell>
          <table:table-cell table:style-name="ce61" office:value-type="float" office:value="0.57" calcext:value-type="float">
            <text:p>0.57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18.32" calcext:value-type="float">
            <text:p>18.32</text:p>
          </table:table-cell>
          <table:table-cell table:style-name="ce61" table:formula="of:=[.S122]/[.I122]" office:value-type="float" office:value="3.99216427992434" calcext:value-type="float">
            <text:p>3.99</text:p>
          </table:table-cell>
          <table:table-cell table:style-name="ce44" table:formula="of:=[.W122]/[.F122]" office:value-type="float" office:value="0.458" calcext:value-type="float">
            <text:p>0.458</text:p>
          </table:table-cell>
          <table:table-cell table:style-name="ce90" office:value-type="float" office:value="0.113972636785959" calcext:value-type="float">
            <text:p>0.113972636785959</text:p>
          </table:table-cell>
          <table:table-cell table:style-name="ce27" table:formula="of:=1/6*3.14*([.G122]^3-[.I122]^3)*[.F122]*0.0008" office:value-type="float" office:value="104772.520221096" calcext:value-type="float">
            <text:p>104,773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18417177537143" calcext:value-type="float">
            <text:p>1.18417177537143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2.61023" calcext:value-type="float">
            <text:p>72.61023</text:p>
          </table:table-cell>
          <table:table-cell table:style-name="ce55"/>
          <table:table-cell table:style-name="ce55" office:value-type="float" office:value="36.29373" calcext:value-type="float">
            <text:p>36.29373</text:p>
          </table:table-cell>
          <table:table-cell table:style-name="ce55" table:number-columns-repeated="2"/>
          <table:table-cell table:style-name="ce54" office:value-type="string" calcext:value-type="string">
            <text:p>XZ</text:p>
          </table:table-cell>
          <table:table-cell table:style-name="ce55"/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table:number-columns-repeated="2"/>
          <table:table-cell table:style-name="ce18" table:formula="of:=([.G123]-[.I123])/[.I123]/[.I123]" office:value-type="float" office:value="0.0275702547270038" calcext:value-type="float">
            <text:p>0.03</text:p>
          </table:table-cell>
          <table:table-cell table:style-name="ce18" table:formula="of:=[.G123]-[.I123]" office:value-type="float" office:value="36.3165" calcext:value-type="float">
            <text:p>36.32</text:p>
          </table:table-cell>
          <table:table-cell table:style-name="ce18" table:formula="of:=[.I123]^3/[.S123]" office:value-type="float" office:value="1316.40894722862" calcext:value-type="float">
            <text:p>1316.41</text:p>
          </table:table-cell>
          <table:table-cell table:style-name="ce18" office:value-type="float" office:value="0" calcext:value-type="float">
            <text:p>0.00</text:p>
          </table:table-cell>
          <table:table-cell table:style-name="ce54" office:value-type="float" office:value="1.76" calcext:value-type="float">
            <text:p>1.76</text:p>
          </table:table-cell>
          <table:table-cell table:style-name="ce54" office:value-type="float" office:value="0.02" calcext:value-type="float">
            <text:p>0.02</text:p>
          </table:table-cell>
          <table:table-cell table:style-name="ce18" table:formula="of:=[.S123]/[.I123]" office:value-type="float" office:value="1.0006273810931" calcext:value-type="float">
            <text:p>1.00</text:p>
          </table:table-cell>
          <table:table-cell table:style-name="ce54" table:formula="of:=[.W123]/[.F123]" office:value-type="float" office:value="0.000555555555555556" calcext:value-type="float">
            <text:p>0.000555555555555556</text:p>
          </table:table-cell>
          <table:table-cell table:style-name="ce28" office:value-type="float" office:value="0.0920478875882561" calcext:value-type="float">
            <text:p>0.0920478875882561</text:p>
          </table:table-cell>
          <table:table-cell table:style-name="ce35" table:formula="of:=1/6*3.14*([.G123]^3-[.I123]^3)*[.F123]*0.0008" office:value-type="float" office:value="5049.29472799051" calcext:value-type="float">
            <text:p>5,049</text:p>
          </table:table-cell>
          <table:table-cell table:style-name="ce54" office:value-type="float" office:value="1.92" calcext:value-type="float">
            <text:p>1.92</text:p>
          </table:table-cell>
          <table:table-cell table:style-name="ce54" table:number-columns-repeated="4"/>
          <table:table-cell office:value-type="float" office:value="0.970642365162119" calcext:value-type="float">
            <text:p>0.970642365162119</text:p>
          </table:table-cell>
          <table:table-cell table:style-name="ce5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3.68307" calcext:value-type="float">
            <text:p>63.68307</text:p>
          </table:table-cell>
          <table:table-cell table:style-name="ce52"/>
          <table:table-cell table:style-name="ce52" office:value-type="float" office:value="13.9128" calcext:value-type="float">
            <text:p>13.9128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833333333333333" calcext:value-type="float">
            <text:p>0.00833333333333333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4"/>
          <table:table-cell office:value-type="float" office:value="0.849928214052903" calcext:value-type="float">
            <text:p>0.849928214052903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24089" calcext:value-type="float">
            <text:p>43.24089</text:p>
          </table:table-cell>
          <table:table-cell table:style-name="ce52"/>
          <table:table-cell table:style-name="ce52" office:value-type="float" office:value="12.4839" calcext:value-type="float">
            <text:p>12.4839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33" calcext:value-type="float">
            <text:p>0.33</text:p>
          </table:table-cell>
          <table:table-cell office:value-type="float" office:value="3.03" calcext:value-type="float">
            <text:p>3.03</text:p>
          </table:table-cell>
          <table:table-cell office:value-type="float" office:value="0.69" calcext:value-type="float">
            <text:p>0.69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209090909090909" calcext:value-type="float">
            <text:p>0.0209090909090909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4"/>
          <table:table-cell office:value-type="float" office:value="0.805752207890748" calcext:value-type="float">
            <text:p>0.805752207890748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57155" calcext:value-type="float">
            <text:p>43.57155</text:p>
          </table:table-cell>
          <table:table-cell table:style-name="ce52"/>
          <table:table-cell table:style-name="ce52" office:value-type="float" office:value="12.26544" calcext:value-type="float">
            <text:p>12.26544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5" calcext:value-type="float">
            <text:p>0.50</text:p>
          </table:table-cell>
          <table:table-cell table:style-name="Default" office:value-type="float" office:value="3.88" calcext:value-type="float">
            <text:p>3.88</text:p>
          </table:table-cell>
          <table:table-cell table:style-name="Default" office:value-type="float" office:value="0.54" calcext:value-type="float">
            <text:p>0.54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63636363636364" calcext:value-type="float">
            <text:p>0.0163636363636364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.17602256060619" calcext:value-type="float">
            <text:p>1.17602256060619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1" calcext:value-type="date">
            <text:p>06/01/22</text:p>
          </table:table-cell>
          <table:table-cell table:style-name="ce53" office:value-type="float" office:value="4" calcext:value-type="float">
            <text:p>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60.70868" calcext:value-type="float">
            <text:p>160.70868</text:p>
          </table:table-cell>
          <table:table-cell table:style-name="ce53"/>
          <table:table-cell table:style-name="ce53" office:value-type="float" office:value="22.46574" calcext:value-type="float">
            <text:p>22.46574</text:p>
          </table:table-cell>
          <table:table-cell table:style-name="ce53" table:number-columns-repeated="2"/>
          <table:table-cell table:style-name="ce44" office:value-type="string" calcext:value-type="string">
            <text:p>XZ</text:p>
          </table:table-cell>
          <table:table-cell table:style-name="ce53"/>
          <table:table-cell table:style-name="ce44" office:value-type="float" office:value="292.5" calcext:value-type="float">
            <text:p>292.5</text:p>
          </table:table-cell>
          <table:table-cell table:style-name="ce44" office:value-type="float" office:value="313.5" calcext:value-type="float">
            <text:p>313.5</text:p>
          </table:table-cell>
          <table:table-cell table:style-name="ce44" table:number-columns-repeated="2"/>
          <table:table-cell table:style-name="ce61" table:formula="of:=([.G127]-[.I127])/[.I127]/[.I127]" office:value-type="float" office:value="0.273905974012158" calcext:value-type="float">
            <text:p>0.27</text:p>
          </table:table-cell>
          <table:table-cell table:style-name="ce61" table:formula="of:=[.G127]-[.I127]" office:value-type="float" office:value="138.24294" calcext:value-type="float">
            <text:p>138.24</text:p>
          </table:table-cell>
          <table:table-cell table:style-name="ce61" table:formula="of:=[.I127]^3/[.S127]" office:value-type="float" office:value="82.0198978172079" calcext:value-type="float">
            <text:p>82.02</text:p>
          </table:table-cell>
          <table:table-cell table:style-name="ce61" office:value-type="float" office:value="0.21" calcext:value-type="float">
            <text:p>0.21</text:p>
          </table:table-cell>
          <table:table-cell table:style-name="ce61" office:value-type="float" office:value="1.71" calcext:value-type="float">
            <text:p>1.71</text:p>
          </table:table-cell>
          <table:table-cell table:style-name="ce61" office:value-type="float" office:value="4.85" calcext:value-type="float">
            <text:p>4.85</text:p>
          </table:table-cell>
          <table:table-cell table:style-name="ce61" table:formula="of:=[.S127]/[.I127]" office:value-type="float" office:value="6.1535003966039" calcext:value-type="float">
            <text:p>6.15</text:p>
          </table:table-cell>
          <table:table-cell table:style-name="ce44" table:formula="of:=[.W127]/[.F127]" office:value-type="float" office:value="0.146969696969697" calcext:value-type="float">
            <text:p>0.146969696969697</text:p>
          </table:table-cell>
          <table:table-cell table:style-name="ce90" office:value-type="float" office:value="0.258954735622816" calcext:value-type="float">
            <text:p>0.258954735622816</text:p>
          </table:table-cell>
          <table:table-cell table:style-name="ce27" table:formula="of:=1/6*3.14*([.G127]^3-[.I127]^3)*[.F127]*0.0008" office:value-type="float" office:value="57188.9746758107" calcext:value-type="float">
            <text:p>57,189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11075630674316" calcext:value-type="float">
            <text:p>1.11075630674316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39.28442" calcext:value-type="float">
            <text:p>139.28442</text:p>
          </table:table-cell>
          <table:table-cell table:style-name="ce52"/>
          <table:table-cell table:style-name="ce52" office:value-type="float" office:value="16.55247" calcext:value-type="float">
            <text:p>16.55247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94" calcext:value-type="float">
            <text:p>3.94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19393939393939" calcext:value-type="float">
            <text:p>0.119393939393939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4"/>
          <table:table-cell office:value-type="float" office:value="1.00302084574315" calcext:value-type="float">
            <text:p>1.00302084574315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54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22" calcext:value-type="float">
            <text:p>0.2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0.44" calcext:value-type="float">
            <text:p>0.44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33333333333333" calcext:value-type="float">
            <text:p>0.0133333333333333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office:value-type="float" office:value="1.08681806477139" calcext:value-type="float">
            <text:p>1.08681806477139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1" calcext:value-type="date">
            <text:p>06/01/22</text:p>
          </table:table-cell>
          <table:table-cell table:style-name="ce53" office:value-type="float" office:value="7" calcext:value-type="float">
            <text:p>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" calcext:value-type="float">
            <text:p>33</text:p>
          </table:table-cell>
          <table:table-cell table:style-name="ce44" office:value-type="float" office:value="117.14373" calcext:value-type="float">
            <text:p>117.14373</text:p>
          </table:table-cell>
          <table:table-cell table:style-name="ce44"/>
          <table:table-cell table:style-name="ce44" office:value-type="float" office:value="8.23416" calcext:value-type="float">
            <text:p>8.23416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299.5" calcext:value-type="float">
            <text:p>299.5</text:p>
          </table:table-cell>
          <table:table-cell table:style-name="ce44" office:value-type="float" office:value="236.5" calcext:value-type="float">
            <text:p>236.5</text:p>
          </table:table-cell>
          <table:table-cell table:style-name="ce44" table:number-columns-repeated="2"/>
          <table:table-cell table:style-name="ce61" table:formula="of:=([.G130]-[.I130])/[.I130]/[.I130]" office:value-type="float" office:value="1.60630288767431" calcext:value-type="float">
            <text:p>1.61</text:p>
          </table:table-cell>
          <table:table-cell table:style-name="ce61" table:formula="of:=[.G130]-[.I130]" office:value-type="float" office:value="108.90957" calcext:value-type="float">
            <text:p>108.91</text:p>
          </table:table-cell>
          <table:table-cell table:style-name="ce61" table:formula="of:=[.I130]^3/[.S130]" office:value-type="float" office:value="5.12615650708432" calcext:value-type="float">
            <text:p>5.13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12.36" calcext:value-type="float">
            <text:p>12.36</text:p>
          </table:table-cell>
          <table:table-cell table:style-name="ce61" office:value-type="float" office:value="1.05" calcext:value-type="float">
            <text:p>1.05</text:p>
          </table:table-cell>
          <table:table-cell table:style-name="ce61" table:formula="of:=[.S130]/[.I130]" office:value-type="float" office:value="13.2265549855723" calcext:value-type="float">
            <text:p>13.23</text:p>
          </table:table-cell>
          <table:table-cell table:style-name="ce44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44" office:value-type="float" office:value="5.14" calcext:value-type="float">
            <text:p>5.14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0.913881528298336" calcext:value-type="float">
            <text:p>0.913881528298336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54" office:value-type="float" office:value="181" calcext:value-type="float">
            <text:p>181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87878787878788" calcext:value-type="float">
            <text:p>0.0078787878787878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4"/>
          <table:table-cell office:value-type="float" office:value="1.39971773553102" calcext:value-type="float">
            <text:p>1.39971773553102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5.87" calcext:value-type="float">
            <text:p>5.87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225769230769231" calcext:value-type="float">
            <text:p>0.225769230769231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4"/>
          <table:table-cell office:value-type="float" office:value="1.12219663571392" calcext:value-type="float">
            <text:p>1.12219663571392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23" calcext:value-type="float">
            <text:p>0.23</text:p>
          </table:table-cell>
          <table:table-cell office:value-type="float" office:value="3.94" calcext:value-type="float">
            <text:p>3.94</text:p>
          </table:table-cell>
          <table:table-cell office:value-type="float" office:value="1.29" calcext:value-type="float">
            <text:p>1.29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96153846153846" calcext:value-type="float">
            <text:p>0.0496153846153846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4"/>
          <table:table-cell office:value-type="float" office:value="1.36984200867637" calcext:value-type="float">
            <text:p>1.36984200867637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54" office:value-type="float" office:value="184" calcext:value-type="float">
            <text:p>184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11" calcext:value-type="float">
            <text:p>0.11</text:p>
          </table:table-cell>
          <table:table-cell office:value-type="float" office:value="1.64" calcext:value-type="float">
            <text:p>1.64</text:p>
          </table:table-cell>
          <table:table-cell office:value-type="float" office:value="0.86" calcext:value-type="float">
            <text:p>0.86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330769230769231" calcext:value-type="float">
            <text:p>0.0330769230769231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office:value-type="float" office:value="0.981827754558911" calcext:value-type="float">
            <text:p>0.981827754558911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2" calcext:value-type="date">
            <text:p>06/02/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78.85449" calcext:value-type="float">
            <text:p>78.85449</text:p>
          </table:table-cell>
          <table:table-cell table:style-name="ce44"/>
          <table:table-cell table:style-name="ce44" office:value-type="float" office:value="66.66495" calcext:value-type="float">
            <text:p>66.66495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176.5" calcext:value-type="float">
            <text:p>176.5</text:p>
          </table:table-cell>
          <table:table-cell table:style-name="ce44" office:value-type="float" office:value="149.5" calcext:value-type="float">
            <text:p>149.5</text:p>
          </table:table-cell>
          <table:table-cell table:style-name="ce44" table:number-columns-repeated="2"/>
          <table:table-cell table:style-name="ce61" table:formula="of:=([.G135]-[.I135])/[.I135]/[.I135]" office:value-type="float" office:value="0.00274278775175057" calcext:value-type="float">
            <text:p>0.00</text:p>
          </table:table-cell>
          <table:table-cell table:style-name="ce61" table:formula="of:=[.G135]-[.I135]" office:value-type="float" office:value="12.18954" calcext:value-type="float">
            <text:p>12.19</text:p>
          </table:table-cell>
          <table:table-cell table:style-name="ce61" table:formula="of:=[.I135]^3/[.S135]" office:value-type="float" office:value="24305.5445896065" calcext:value-type="float">
            <text:p>24305.54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91" calcext:value-type="float">
            <text:p>0.91</text:p>
          </table:table-cell>
          <table:table-cell table:style-name="ce61" office:value-type="float" office:value="0.14" calcext:value-type="float">
            <text:p>0.14</text:p>
          </table:table-cell>
          <table:table-cell table:style-name="ce61" table:formula="of:=[.S135]/[.I135]" office:value-type="float" office:value="0.182847808331064" calcext:value-type="float">
            <text:p>0.18</text:p>
          </table:table-cell>
          <table:table-cell table:style-name="ce44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44" office:value-type="float" office:value="6.08" calcext:value-type="float">
            <text:p>6.08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2.48115280035404" calcext:value-type="float">
            <text:p>2.48115280035404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4" calcext:value-type="float">
            <text:p>0.04</text:p>
          </table:table-cell>
          <table:table-cell office:value-type="float" office:value="9.51" calcext:value-type="float">
            <text:p>9.51</text:p>
          </table:table-cell>
          <table:table-cell office:value-type="float" office:value="3.54" calcext:value-type="float">
            <text:p>3.54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04117647058824" calcext:value-type="float">
            <text:p>0.104117647058824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4"/>
          <table:table-cell office:value-type="float" office:value="0.96509242415727" calcext:value-type="float">
            <text:p>0.96509242415727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0.33" calcext:value-type="float">
            <text:p>0.33</text:p>
          </table:table-cell>
          <table:table-cell table:style-name="ce55" office:value-type="float" office:value="50" calcext:value-type="float">
            <text:p>5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79.20429" calcext:value-type="float">
            <text:p>79.20429</text:p>
          </table:table-cell>
          <table:table-cell table:style-name="ce54"/>
          <table:table-cell table:style-name="ce54" office:value-type="float" office:value="9.24198" calcext:value-type="float">
            <text:p>9.24198</text:p>
          </table:table-cell>
          <table:table-cell table:style-name="ce54" table:number-columns-repeated="2"/>
          <table:table-cell table:style-name="ce54" office:value-type="string" calcext:value-type="string">
            <text:p>XZ</text:p>
          </table:table-cell>
          <table:table-cell table:style-name="ce54"/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table:number-columns-repeated="2"/>
          <table:table-cell table:style-name="ce18" table:formula="of:=([.G137]-[.I137])/[.I137]/[.I137]" office:value-type="float" office:value="0.819094654660818" calcext:value-type="float">
            <text:p>0.82</text:p>
          </table:table-cell>
          <table:table-cell table:style-name="ce18" table:formula="of:=[.G137]-[.I137]" office:value-type="float" office:value="69.96231" calcext:value-type="float">
            <text:p>69.96</text:p>
          </table:table-cell>
          <table:table-cell table:style-name="ce18" table:formula="of:=[.I137]^3/[.S137]" office:value-type="float" office:value="11.28316483011" calcext:value-type="float">
            <text:p>11.28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17.14" calcext:value-type="float">
            <text:p>17.14</text:p>
          </table:table-cell>
          <table:table-cell table:style-name="ce18" office:value-type="float" office:value="8.28" calcext:value-type="float">
            <text:p>8.28</text:p>
          </table:table-cell>
          <table:table-cell table:style-name="ce18" table:formula="of:=[.S137]/[.I137]" office:value-type="float" office:value="7.57005641648218" calcext:value-type="float">
            <text:p>7.57</text:p>
          </table:table-cell>
          <table:table-cell table:style-name="ce54" table:formula="of:=[.W137]/[.F137]" office:value-type="float" office:value="0.243529411764706" calcext:value-type="float">
            <text:p>0.243529411764706</text:p>
          </table:table-cell>
          <table:table-cell table:style-name="ce30" office:value-type="float" office:value="0.595506946611812" calcext:value-type="float">
            <text:p>0.595506946611812</text:p>
          </table:table-cell>
          <table:table-cell table:style-name="ce35" table:formula="of:=1/6*3.14*([.G137]^3-[.I137]^3)*[.F137]*0.0008" office:value-type="float" office:value="7061.59642803086" calcext:value-type="float">
            <text:p>7,062</text:p>
          </table:table-cell>
          <table:table-cell table:style-name="ce54" office:value-type="float" office:value="4.59" calcext:value-type="float">
            <text:p>4.59</text:p>
          </table:table-cell>
          <table:table-cell table:style-name="ce54" table:number-columns-repeated="4"/>
          <table:table-cell office:value-type="float" office:value="0.798424275677593" calcext:value-type="float">
            <text:p>0.798424275677593</text:p>
          </table:table-cell>
          <table:table-cell table:style-name="ce5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6.46" calcext:value-type="float">
            <text:p>6.46</text:p>
          </table:table-cell>
          <table:table-cell office:value-type="float" office:value="0.56" calcext:value-type="float">
            <text:p>0.56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64705882352941" calcext:value-type="float">
            <text:p>0.0164705882352941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4"/>
          <table:table-cell office:value-type="float" office:value="0.382533514433248" calcext:value-type="float">
            <text:p>0.382533514433248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4.05" calcext:value-type="float">
            <text:p>4.05</text:p>
          </table:table-cell>
          <table:table-cell office:value-type="float" office:value="3.22" calcext:value-type="float">
            <text:p>3.2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947058823529412" calcext:value-type="float">
            <text:p>0.0947058823529412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4"/>
          <table:table-cell office:value-type="float" office:value="1.57625418006207" calcext:value-type="float">
            <text:p>1.57625418006207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7" calcext:value-type="float">
            <text:p>0.17</text:p>
          </table:table-cell>
          <table:table-cell office:value-type="float" office:value="14.83" calcext:value-type="float">
            <text:p>14.83</text:p>
          </table:table-cell>
          <table:table-cell office:value-type="float" office:value="0.85" calcext:value-type="float">
            <text:p>0.85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26923076923077" calcext:value-type="float">
            <text:p>0.0326923076923077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4"/>
          <table:table-cell office:value-type="float" office:value="0.518013409806812" calcext:value-type="float">
            <text:p>0.518013409806812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3" calcext:value-type="date">
            <text:p>06/03/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5.68518" calcext:value-type="float">
            <text:p>65.68518</text:p>
          </table:table-cell>
          <table:table-cell table:style-name="ce44"/>
          <table:table-cell table:style-name="ce44" office:value-type="float" office:value="42.88515" calcext:value-type="float">
            <text:p>42.88515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133.5" calcext:value-type="float">
            <text:p>133.5</text:p>
          </table:table-cell>
          <table:table-cell table:style-name="ce44" office:value-type="float" office:value="119.5" calcext:value-type="float">
            <text:p>119.5</text:p>
          </table:table-cell>
          <table:table-cell table:style-name="ce44" table:number-columns-repeated="2"/>
          <table:table-cell table:style-name="ce61" table:formula="of:=([.G141]-[.I141])/[.I141]/[.I141]" office:value-type="float" office:value="0.0123971413086252" calcext:value-type="float">
            <text:p>0.01</text:p>
          </table:table-cell>
          <table:table-cell table:style-name="ce61" table:formula="of:=[.G141]-[.I141]" office:value-type="float" office:value="22.80003" calcext:value-type="float">
            <text:p>22.80</text:p>
          </table:table-cell>
          <table:table-cell table:style-name="ce61" table:formula="of:=[.I141]^3/[.S141]" office:value-type="float" office:value="3459.27733921714" calcext:value-type="float">
            <text:p>3459.28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32" calcext:value-type="float">
            <text:p>0.32</text:p>
          </table:table-cell>
          <table:table-cell table:style-name="ce61" office:value-type="float" office:value="0.1" calcext:value-type="float">
            <text:p>0.10</text:p>
          </table:table-cell>
          <table:table-cell table:style-name="ce61" table:formula="of:=[.S141]/[.I141]" office:value-type="float" office:value="0.531653264591589" calcext:value-type="float">
            <text:p>0.53</text:p>
          </table:table-cell>
          <table:table-cell table:style-name="ce44"/>
          <table:table-cell table:style-name="ce31" office:value-type="float" office:value="0.326164514049097" calcext:value-type="float">
            <text:p>0.326164514049097</text:p>
          </table:table-cell>
          <table:table-cell table:style-name="ce27" table:formula="of:=1/6*3.14*([.G141]^3-[.I141]^3)*[.F141]*0.0008" office:value-type="float" office:value="2226.37611667203" calcext:value-type="float">
            <text:p>2,226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23147279431727" calcext:value-type="float">
            <text:p>1.23147279431727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4" calcext:value-type="float">
            <text:p>0.04</text:p>
          </table:table-cell>
          <table:table-cell table:style-name="ce87" office:value-type="float" office:value="10.14" calcext:value-type="float">
            <text:p>10.14</text:p>
          </table:table-cell>
          <table:table-cell table:style-name="ce88" office:value-type="float" office:value="0.42" calcext:value-type="float">
            <text:p>0.42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61538461538462" calcext:value-type="float">
            <text:p>0.0161538461538462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4"/>
          <table:table-cell office:value-type="float" office:value="0.710125761269945" calcext:value-type="float">
            <text:p>0.710125761269945</text:p>
          </table:table-cell>
          <table:table-cell table:number-columns-repeated="16351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.19" calcext:value-type="float">
            <text:p>1.19</text:p>
          </table:table-cell>
          <table:table-cell table:style-name="ce86" office:value-type="float" office:value="0.31" calcext:value-type="float">
            <text:p>0.31</text:p>
          </table:table-cell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.0119230769230769" calcext:value-type="float">
            <text:p>0.0119230769230769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bad</text:p>
          </table:table-cell>
          <table:table-cell office:value-type="float" office:value="0.357607566854029" calcext:value-type="float">
            <text:p>0.357607566854029</text:p>
          </table:table-cell>
          <table:table-cell table:style-name="ce81" table:number-columns-repeated="989"/>
          <table:table-cell table:number-columns-repeated="15362"/>
        </table:table-row>
        <table:table-row table:style-name="ro1" table:number-rows-repeated="10484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ain.Z144:main.Z1048576 main.Z136:main.Z140 main.Z81:main.Z117 main.Z119:main.Z122 main.Z124:main.Z134 main.Z142:main.Z142 main.Z1:main.Z7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80:main.Z80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79:main.Z79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24" table:default-cell-style-name="ce50"/>
        <table:table-column table:style-name="co24" table:default-cell-style-name="Default"/>
        <table:table-column table:style-name="co24" table:default-cell-style-name="ce54"/>
        <table:table-column table:style-name="co24" table:number-columns-repeated="3" table:default-cell-style-name="Default"/>
        <table:table-column table:style-name="co24" table:default-cell-style-name="ce54"/>
        <table:table-column table:style-name="co24" table:default-cell-style-name="ce52"/>
        <table:table-column table:style-name="co24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35.29736" calcext:value-type="float">
            <text:p>135.29736</text:p>
          </table:table-cell>
          <table:table-cell table:style-name="ce54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3.68307" calcext:value-type="float">
            <text:p>63.68307</text:p>
          </table:table-cell>
          <table:table-cell table:style-name="ce54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83.84079" calcext:value-type="float">
            <text:p>83.84079</text:p>
          </table:table-cell>
          <table:table-cell table:style-name="ce54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6.66495" calcext:value-type="float">
            <text:p>66.66495</text:p>
          </table:table-cell>
          <table:table-cell table:style-name="ce54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6.04782" calcext:value-type="float">
            <text:p>96.04782</text:p>
          </table:table-cell>
          <table:table-cell table:style-name="ce54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71.62683" calcext:value-type="float">
            <text:p>71.62683</text:p>
          </table:table-cell>
          <table:table-cell table:style-name="ce54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93.71769" calcext:value-type="float">
            <text:p>93.71769</text:p>
          </table:table-cell>
          <table:table-cell table:style-name="ce52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81.85254" calcext:value-type="float">
            <text:p>81.85254</text:p>
          </table:table-cell>
          <table:table-cell table:style-name="ce52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65.68518" calcext:value-type="float">
            <text:p>65.68518</text:p>
          </table:table-cell>
          <table:table-cell table:style-name="ce52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112.55112" calcext:value-type="float">
            <text:p>112.55112</text:p>
          </table:table-cell>
          <table:table-cell table:style-name="ce52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86.79221" calcext:value-type="float">
            <text:p>186.79221</text:p>
          </table:table-cell>
          <table:table-cell table:style-name="ce52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2.61023" calcext:value-type="float">
            <text:p>72.61023</text:p>
          </table:table-cell>
          <table:table-cell table:style-name="ce52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3.68307" calcext:value-type="float">
            <text:p>63.68307</text:p>
          </table:table-cell>
          <table:table-cell table:style-name="ce52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24089" calcext:value-type="float">
            <text:p>43.24089</text:p>
          </table:table-cell>
          <table:table-cell table:style-name="ce52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57155" calcext:value-type="float">
            <text:p>43.57155</text:p>
          </table:table-cell>
          <table:table-cell table:style-name="ce52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0.70868" calcext:value-type="float">
            <text:p>160.70868</text:p>
          </table:table-cell>
          <table:table-cell table:style-name="ce52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39.28442" calcext:value-type="float">
            <text:p>139.28442</text:p>
          </table:table-cell>
          <table:table-cell table:style-name="ce52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25" table:default-cell-style-name="ce52"/>
        <table:table-column table:style-name="co12" table:default-cell-style-name="ce52"/>
        <table:table-column table:style-name="co14" table:default-cell-style-name="ce52"/>
        <table:table-column table:style-name="co19" table:number-columns-repeated="3" table:default-cell-style-name="Default"/>
        <table:table-column table:style-name="co26" table:default-cell-style-name="ce52"/>
        <table:table-column table:style-name="co19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/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0.7" calcext:value-type="float">
            <text:p>120.7</text:p>
          </table:table-cell>
          <table:table-cell table:style-name="ce5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7.5" calcext:value-type="float">
            <text:p>127.5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30" calcext:value-type="float">
            <text:p>3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52"/>
          <table:table-cell/>
          <table:table-cell office:value-type="float" office:value="0.16" calcext:value-type="float">
            <text:p>0.16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49.7" calcext:value-type="float">
            <text:p>49.7</text:p>
          </table:table-cell>
          <table:table-cell table:style-name="ce5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40" calcext:value-type="float">
            <text:p>4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7.2" calcext:value-type="float">
            <text:p>47.2</text:p>
          </table:table-cell>
          <table:table-cell table:style-name="ce5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0.2" calcext:value-type="float">
            <text:p>80.2</text:p>
          </table:table-cell>
          <table:table-cell table:style-name="ce5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8.3" calcext:value-type="float">
            <text:p>58.3</text:p>
          </table:table-cell>
          <table:table-cell table:style-name="ce5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86.1" calcext:value-type="float">
            <text:p>86.1</text:p>
          </table:table-cell>
          <table:table-cell table:style-name="ce5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/>
          <table:table-cell/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10" calcext:value-type="float">
            <text:p>1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number-columns-repeated="55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28.7" calcext:value-type="float">
            <text:p>128.7</text:p>
          </table:table-cell>
          <table:table-cell table:style-name="ce5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59.1" calcext:value-type="float">
            <text:p>159.1</text:p>
          </table:table-cell>
          <table:table-cell table:style-name="ce5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4.6" calcext:value-type="float">
            <text:p>194.6</text:p>
          </table:table-cell>
          <table:table-cell table:style-name="ce5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244.1*0.33" office:value-type="float" office:value="80.553" calcext:value-type="float">
            <text:p>80.553</text:p>
          </table:table-cell>
          <table:table-cell table:style-name="ce5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377*0.33" office:value-type="float" office:value="124.41" calcext:value-type="float">
            <text:p>124.41</text:p>
          </table:table-cell>
          <table:table-cell table:style-name="ce5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205*0.33" office:value-type="float" office:value="67.65" calcext:value-type="float">
            <text:p>67.65</text:p>
          </table:table-cell>
          <table:table-cell table:style-name="ce5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411*0.33" office:value-type="float" office:value="135.63" calcext:value-type="float">
            <text:p>135.63</text:p>
          </table:table-cell>
          <table:table-cell table:style-name="ce5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7.3" calcext:value-type="float">
            <text:p>157.3</text:p>
          </table:table-cell>
          <table:table-cell table:style-name="ce5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3.3" calcext:value-type="float">
            <text:p>143.3</text:p>
          </table:table-cell>
          <table:table-cell table:style-name="ce5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47.4" calcext:value-type="float">
            <text:p>147.4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/>
          <table:table-cell table:style-name="ce52" office:value-type="float" office:value="48.4" calcext:value-type="float">
            <text:p>48.4</text:p>
          </table:table-cell>
          <table:table-cell table:style-name="ce5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table:style-name="Default"/>
          <table:table-cell/>
          <table:table-cell table:style-name="ce52"/>
          <table:table-cell/>
          <table:table-cell table:style-name="ce5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78.1" calcext:value-type="float">
            <text:p>178.1</text:p>
          </table:table-cell>
          <table:table-cell table:style-name="ce5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42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42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24" table:default-cell-style-name="ce37"/>
        <table:table-column table:style-name="co24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24" table:default-cell-style-name="ce37"/>
        <table:table-column table:style-name="co27" table:default-cell-style-name="Default"/>
        <table:table-column table:style-name="co24" table:number-columns-repeated="8" table:default-cell-style-name="Default"/>
        <table:table-column table:style-name="co28" table:default-cell-style-name="Default"/>
        <table:table-column table:style-name="co2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string" calcext:value-type="string">
            <text:p>2021-08-12_16h44m01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5h56m31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2m57s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5m45s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0m05s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 table:style-name="ce98" office:value-type="float" office:value="3" calcext:value-type="float">
            <text:p>3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2m52s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24" table:default-cell-style-name="Default"/>
        <table:table-column table:style-name="co29" table:default-cell-style-name="Default"/>
        <table:table-column table:style-name="co24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4" calcext:value-type="float">
            <text:p>0.632086167800454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8" calcext:value-type="float">
            <text:p>0.56483392756614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25" table:default-cell-style-name="ce52"/>
        <table:table-column table:style-name="co30" table:default-cell-style-name="ce52"/>
        <table:table-column table:style-name="co14" table:default-cell-style-name="ce52"/>
        <table:table-column table:style-name="co19" table:number-columns-repeated="3" table:default-cell-style-name="Default"/>
        <table:table-column table:style-name="co26" table:default-cell-style-name="ce52"/>
        <table:table-column table:style-name="co19" table:number-columns-repeated="3" table:default-cell-style-name="Default"/>
        <table:table-column table:style-name="co31" table:default-cell-style-name="Default"/>
        <table:table-column table:style-name="co1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0.7" calcext:value-type="float">
            <text:p>120.7</text:p>
          </table:table-cell>
          <table:table-cell table:style-name="ce5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7.5" calcext:value-type="float">
            <text:p>127.5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49.7" calcext:value-type="float">
            <text:p>49.7</text:p>
          </table:table-cell>
          <table:table-cell table:style-name="ce5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7.2" calcext:value-type="float">
            <text:p>47.2</text:p>
          </table:table-cell>
          <table:table-cell table:style-name="ce5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0.2" calcext:value-type="float">
            <text:p>80.2</text:p>
          </table:table-cell>
          <table:table-cell table:style-name="ce5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8.3" calcext:value-type="float">
            <text:p>58.3</text:p>
          </table:table-cell>
          <table:table-cell table:style-name="ce5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02" calcext:value-type="date">
            <text:p>11/02/21</text:p>
          </table:table-cell>
          <table:table-cell table:style-name="ce100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86.1" calcext:value-type="float">
            <text:p>86.1</text:p>
          </table:table-cell>
          <table:table-cell table:style-name="ce100" office:value-type="float" office:value="13.7" calcext:value-type="float">
            <text:p>13.7</text:p>
          </table:table-cell>
          <table:table-cell table:style-name="ce100" office:value-type="float" office:value="0.11" calcext:value-type="float">
            <text:p>0.11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inner droplet pops out</text:p>
          </table:table-cell>
          <table:table-cell table:style-name="ce98" table:number-columns-repeated="4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5" calcext:value-type="float">
            <text:p>0.47715928819444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4.6" calcext:value-type="float">
            <text:p>194.6</text:p>
          </table:table-cell>
          <table:table-cell table:style-name="ce5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4" calcext:value-type="float">
            <text:p>4</text:p>
          </table:table-cell>
          <table:table-cell table:style-name="ce98" office:value-type="float" office:value="61" calcext:value-type="float">
            <text:p>61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244.1*0.33" office:value-type="float" office:value="80.553" calcext:value-type="float">
            <text:p>80.553</text:p>
          </table:table-cell>
          <table:table-cell table:style-name="ce100" table:formula="of:=79*0.33" office:value-type="float" office:value="26.07" calcext:value-type="float">
            <text:p>26.07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98"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5" calcext:value-type="float">
            <text:p>5</text:p>
          </table:table-cell>
          <table:table-cell table:style-name="ce98" office:value-type="float" office:value="62" calcext:value-type="float">
            <text:p>62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377*0.33" office:value-type="float" office:value="124.41" calcext:value-type="float">
            <text:p>124.41</text:p>
          </table:table-cell>
          <table:table-cell table:style-name="ce100" table:formula="of:=43*0.33" office:value-type="float" office:value="14.19" calcext:value-type="float">
            <text:p>14.1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4"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formula="of:=205*0.33" office:value-type="float" office:value="67.65" calcext:value-type="float">
            <text:p>67.65</text:p>
          </table:table-cell>
          <table:table-cell table:style-name="ce5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411*0.33" office:value-type="float" office:value="135.63" calcext:value-type="float">
            <text:p>135.63</text:p>
          </table:table-cell>
          <table:table-cell table:style-name="ce5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7.3" calcext:value-type="float">
            <text:p>157.3</text:p>
          </table:table-cell>
          <table:table-cell table:style-name="ce5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9" calcext:value-type="float">
            <text:p>0.29378042184964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3.3" calcext:value-type="float">
            <text:p>143.3</text:p>
          </table:table-cell>
          <table:table-cell table:style-name="ce5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48.4" calcext:value-type="float">
            <text:p>48.4</text:p>
          </table:table-cell>
          <table:table-cell table:style-name="ce5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22" calcext:value-type="date">
            <text:p>11/22/21</text:p>
          </table:table-cell>
          <table:table-cell table:style-name="ce100" office:value-type="float" office:value="9" calcext:value-type="float">
            <text:p>9</text:p>
          </table:table-cell>
          <table:table-cell table:style-name="ce98" office:value-type="float" office:value="79" calcext:value-type="float">
            <text:p>79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78.1" calcext:value-type="float">
            <text:p>178.1</text:p>
          </table:table-cell>
          <table:table-cell table:style-name="ce100" office:value-type="float" office:value="27.9" calcext:value-type="float">
            <text:p>27.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Outer drop moves, current tracking does not account for it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4" calcext:value-type="float">
            <text:p>0.6320861678004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8" calcext:value-type="float">
            <text:p>0.5648339275661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office:forms form:automatic-focus="false" form:apply-design-mode="false"/>
        <table:table-column table:style-name="co25" table:default-cell-style-name="ce52"/>
        <table:table-column table:style-name="co32" table:default-cell-style-name="ce52"/>
        <table:table-column table:style-name="co3" table:default-cell-style-name="ce52"/>
        <table:table-column table:style-name="co19" table:number-columns-repeated="3" table:default-cell-style-name="Default"/>
        <table:table-column table:style-name="co26" table:default-cell-style-name="ce52"/>
        <table:table-column table:style-name="co19" table:number-columns-repeated="3" table:default-cell-style-name="Default"/>
        <table:table-column table:style-name="co31" table:default-cell-style-name="Default"/>
        <table:table-column table:style-name="co19" table:number-columns-repeated="5" table:default-cell-style-name="Default"/>
        <table:table-column table:style-name="co33" table:default-cell-style-name="Default"/>
        <table:table-column table:style-name="co19" table:number-columns-repeated="1005" table:default-cell-style-name="Default"/>
        <table:table-column table:style-name="co24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60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date" office:date-value="2021-10-26" calcext:value-type="date">
            <text:p>10/26/21</text:p>
          </table:table-cell>
          <table:table-cell table:style-name="ce53" office:value-type="float" office:value="12" calcext:value-type="float">
            <text:p>12</text:p>
          </table:table-cell>
          <table:table-cell table:style-name="ce44" office:value-type="float" office:value="24" calcext:value-type="float">
            <text:p>2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5.4" calcext:value-type="float">
            <text:p>15.4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small inner drop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6.3" calcext:value-type="float">
            <text:p>6.3</text:p>
          </table:table-cell>
          <table:table-cell table:style-name="ce44" table:formula="of:=([.E3]-[.F3])/[.F3]/[.F3]" office:value-type="float" office:value="0.247090571765896" calcext:value-type="float">
            <text:p>0.247090571765896</text:p>
          </table:table-cell>
          <table:table-cell table:style-name="ce61" office:value-type="float" office:value="0.722324663071206" calcext:value-type="float">
            <text:p>0.72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60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date" office:date-value="2021-10-27" calcext:value-type="date">
            <text:p>10/27/21</text:p>
          </table:table-cell>
          <table:table-cell table:style-name="ce53" office:value-type="float" office:value="3" calcext:value-type="float">
            <text:p>3</text:p>
          </table:table-cell>
          <table:table-cell table:style-name="ce44" office:value-type="float" office:value="28" calcext:value-type="float">
            <text:p>2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27.5" calcext:value-type="float">
            <text:p>127.5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formula="of:=([.E5]-[.F5])/[.F5]/[.F5]" office:value-type="float" office:value="0.761451516954194" calcext:value-type="float">
            <text:p>0.761451516954194</text:p>
          </table:table-cell>
          <table:table-cell table:style-name="ce61" office:value-type="float" office:value="0.90578125" calcext:value-type="float">
            <text:p>0.91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60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60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35" calcext:value-type="float">
            <text:p>35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9.5" calcext:value-type="float">
            <text:p>9.5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44" table:number-columns-repeated="2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formula="of:=([.E8]-[.F8])/[.F8]/[.F8]" office:value-type="float" office:value="0.415512465373961" calcext:value-type="float">
            <text:p>0.415512465373961</text:p>
          </table:table-cell>
          <table:table-cell table:style-name="ce61" office:value-type="float" office:value="0.535982513661202" calcext:value-type="float">
            <text:p>0.54</text:p>
          </table:table-cell>
          <table:table-cell table:style-name="ce44" office:value-type="string" calcext:value-type="string">
            <text:p>Yes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1004"/>
        </table:table-row>
        <table:table-row table:style-name="ro1">
          <table:table-cell table:style-name="ce101" office:value-type="date" office:date-value="2021-11-02" calcext:value-type="date">
            <text:p>11/02/21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36" calcext:value-type="float">
            <text:p>36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86.1" calcext:value-type="float">
            <text:p>86.1</text:p>
          </table:table-cell>
          <table:table-cell table:style-name="ce55" office:value-type="float" office:value="13.7" calcext:value-type="float">
            <text:p>13.7</text:p>
          </table:table-cell>
          <table:table-cell table:style-name="ce55" office:value-type="float" office:value="0.11" calcext:value-type="float">
            <text:p>0.11</text:p>
          </table:table-cell>
          <table:table-cell table:style-name="ce55" office:value-type="float" office:value="50" calcext:value-type="float">
            <text:p>50</text:p>
          </table:table-cell>
          <table:table-cell table:style-name="ce55"/>
          <table:table-cell table:style-name="ce55" office:value-type="string" calcext:value-type="string">
            <text:p>XZ</text:p>
          </table:table-cell>
          <table:table-cell table:style-name="ce54" office:value-type="string" calcext:value-type="string">
            <text:p>inner droplet pops out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60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60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60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60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60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60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60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60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60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60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8" calcext:value-type="float">
            <text:p>8</text:p>
          </table:table-cell>
          <table:table-cell table:style-name="ce44" office:value-type="float" office:value="53" calcext:value-type="float">
            <text:p>53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72.5" calcext:value-type="float">
            <text:p>72.5</text:p>
          </table:table-cell>
          <table:table-cell table:style-name="ce53" office:value-type="float" office:value="21.1" calcext:value-type="float">
            <text:p>21.1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droplet pops out</text:p>
          </table:table-cell>
          <table:table-cell table:style-name="ce44" table:number-columns-repeated="2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" calcext:value-type="float">
            <text:p>5</text:p>
          </table:table-cell>
          <table:table-cell table:style-name="ce44" table:formula="of:=([.E19]-[.F19])/[.F19]/[.F19]" office:value-type="float" office:value="0.11545113541924" calcext:value-type="float">
            <text:p>0.11545113541924</text:p>
          </table:table-cell>
          <table:table-cell table:style-name="ce61" office:value-type="float" office:value="0.589224112898542" calcext:value-type="float">
            <text:p>0.59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60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60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4" calcext:value-type="float">
            <text:p>4</text:p>
          </table:table-cell>
          <table:table-cell table:style-name="ce44" office:value-type="float" office:value="51" calcext:value-type="float">
            <text:p>51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132.6" calcext:value-type="float">
            <text:p>132.6</text:p>
          </table:table-cell>
          <table:table-cell table:style-name="ce53" office:value-type="float" office:value="15.6" calcext:value-type="float">
            <text:p>15.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850" calcext:value-type="float">
            <text:p>850</text:p>
          </table:table-cell>
          <table:table-cell table:style-name="ce44" office:value-type="float" office:value="15" calcext:value-type="float">
            <text:p>15</text:p>
          </table:table-cell>
          <table:table-cell table:style-name="ce44" table:formula="of:=([.E22]-[.F22])/[.F22]/[.F22]" office:value-type="float" office:value="0.480769230769231" calcext:value-type="float">
            <text:p>0.480769230769231</text:p>
          </table:table-cell>
          <table:table-cell table:style-name="ce61" office:value-type="float" office:value="0.765542664985288" calcext:value-type="float">
            <text:p>0.77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5" calcext:value-type="float">
            <text:p>0.477159288194445</text:p>
          </table:table-cell>
          <table:table-cell table:style-name="ce60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60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7" calcext:value-type="float">
            <text:p>7</text:p>
          </table:table-cell>
          <table:table-cell table:style-name="ce44" office:value-type="float" office:value="72" calcext:value-type="float">
            <text:p>7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76.8" calcext:value-type="float">
            <text:p>176.8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pop out</text:p>
          </table:table-cell>
          <table:table-cell table:style-name="ce44" table:number-columns-repeated="2"/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([.E25]-[.F25])/[.F25]/[.F25]" office:value-type="float" office:value="1.08731575120629" calcext:value-type="float">
            <text:p>1.08731575120629</text:p>
          </table:table-cell>
          <table:table-cell table:style-name="ce61" office:value-type="float" office:value="0.372828708696931" calcext:value-type="float">
            <text:p>0.37</text:p>
          </table:table-cell>
          <table:table-cell table:style-name="ce44" office:value-type="string" calcext:value-type="string">
            <text:p>Yes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100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60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60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60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60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54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office:forms form:automatic-focus="false" form:apply-design-mode="false"/>
        <table:table-column table:style-name="co24" table:default-cell-style-name="ce50"/>
        <table:table-column table:style-name="co24" table:default-cell-style-name="ce52"/>
        <table:table-column table:style-name="co24" table:default-cell-style-name="ce54"/>
        <table:table-column table:style-name="co24" table:number-columns-repeated="5" table:default-cell-style-name="ce52"/>
        <table:table-column table:style-name="co24" table:default-cell-style-name="ce54"/>
        <table:table-column table:style-name="co24" table:number-columns-repeated="2" table:default-cell-style-name="ce52"/>
        <table:table-column table:style-name="co24" table:default-cell-style-name="ce54"/>
        <table:table-column table:style-name="co24" table:default-cell-style-name="ce52"/>
        <table:table-column table:style-name="co24" table:number-columns-repeated="4" table:default-cell-style-name="Default"/>
        <table:table-column table:style-name="co24" table:number-columns-repeated="6" table:default-cell-style-name="ce60"/>
        <table:table-column table:style-name="co24" table:default-cell-style-name="Default"/>
        <table:table-column table:style-name="co24" table:default-cell-style-name="ce70"/>
        <table:table-column table:style-name="co24" table:number-columns-repeated="2" table:default-cell-style-name="Default"/>
        <table:table-column table:style-name="co34" table:default-cell-style-name="Default"/>
        <table:table-column table:style-name="co2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5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02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29.87" calcext:value-type="float">
            <text:p>129.87</text:p>
          </table:table-cell>
          <table:table-cell table:style-name="ce54" office:value-type="float" office:value="1.14" calcext:value-type="float">
            <text:p>1.14</text:p>
          </table:table-cell>
          <table:table-cell table:style-name="ce54" office:value-type="float" office:value="82.59" calcext:value-type="float">
            <text:p>82.59</text:p>
          </table:table-cell>
          <table:table-cell table:style-name="ce54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103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0.08" calcext:value-type="float">
            <text:p>60.08</text:p>
          </table:table-cell>
          <table:table-cell table:style-name="ce54" office:value-type="float" office:value="0.64" calcext:value-type="float">
            <text:p>0.64</text:p>
          </table:table-cell>
          <table:table-cell table:style-name="ce54" office:value-type="float" office:value="15.26" calcext:value-type="float">
            <text:p>15.26</text:p>
          </table:table-cell>
          <table:table-cell table:style-name="ce54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103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3.75" calcext:value-type="float">
            <text:p>63.75</text:p>
          </table:table-cell>
          <table:table-cell table:style-name="ce54" office:value-type="float" office:value="0.66" calcext:value-type="float">
            <text:p>0.66</text:p>
          </table:table-cell>
          <table:table-cell table:style-name="ce54" office:value-type="float" office:value="20.91" calcext:value-type="float">
            <text:p>20.91</text:p>
          </table:table-cell>
          <table:table-cell table:style-name="ce54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103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3.51" calcext:value-type="float">
            <text:p>93.51</text:p>
          </table:table-cell>
          <table:table-cell table:style-name="ce54" office:value-type="float" office:value="1.28" calcext:value-type="float">
            <text:p>1.28</text:p>
          </table:table-cell>
          <table:table-cell table:style-name="ce54" office:value-type="float" office:value="9.86" calcext:value-type="float">
            <text:p>9.86</text:p>
          </table:table-cell>
          <table:table-cell table:style-name="ce54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103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6.32" calcext:value-type="float">
            <text:p>66.32</text:p>
          </table:table-cell>
          <table:table-cell table:style-name="ce54" office:value-type="float" office:value="0.49" calcext:value-type="float">
            <text:p>0.49</text:p>
          </table:table-cell>
          <table:table-cell table:style-name="ce54" office:value-type="float" office:value="11.99" calcext:value-type="float">
            <text:p>11.99</text:p>
          </table:table-cell>
          <table:table-cell table:style-name="ce54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103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54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8" calcext:value-type="float">
            <text:p>0.0368720242531638</text:p>
          </table:table-cell>
          <table:table-cell table:style-name="ce103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103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2-12-19T16:18:20.384000000</dc:date>
    <meta:editing-cycles>132</meta:editing-cycles>
    <meta:editing-duration>P58DT6H42M14S</meta:editing-duration>
    <meta:generator>LibreOffice/7.4.2.3$Windows_X86_64 LibreOffice_project/382eef1f22670f7f4118c8c2dd222ec7ad009daf</meta:generator>
    <meta:document-statistic meta:table-count="9" meta:cell-count="8434" meta:object-count="0"/>
  </office:meta>
</office:document-meta>
</file>